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Arial" svg:font-family="Arial"/>
  </office:font-face-decls>
  <office:automatic-styles>
    <style:style style:name="co1" style:family="table-column">
      <style:table-column-properties style:column-width="21.167mm" fo:break-before="auto"/>
    </style:style>
    <style:style style:name="ro1" style:family="table-row">
      <style:table-row-properties style:row-height="4.23mm" style:use-optimal-row-height="true" fo:break-before="auto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// </text:p>
          </table:table-cell>
          <table:table-cell table:number-columns-repeated="4"/>
        </table:table-row>
        <table:table-row table:style-name="ro1">
          <table:table-cell office:value-type="string">
            <text:p>// Example data file for Orient 3 (Vollmer, 2015)</text:p>
          </table:table-cell>
          <table:table-cell table:number-columns-repeated="4"/>
        </table:table-row>
        <table:table-row table:style-name="ro1">
          <table:table-cell office:value-type="string">
            <text:p>// </text:p>
          </table:table-cell>
          <table:table-cell table:number-columns-repeated="4"/>
        </table:table-row>
        <table:table-row table:style-name="ro1">
          <table:table-cell office:value-type="string">
            <text:p>// Grovudalen Foliations</text:p>
          </table:table-cell>
          <table:table-cell table:number-columns-repeated="4"/>
        </table:table-row>
        <table:table-row table:style-name="ro1">
          <table:table-cell office:value-type="string">
            <text:p>// Partial data set of 625 strike and dips of foliations in gneisses, </text:p>
          </table:table-cell>
          <table:table-cell table:number-columns-repeated="4"/>
        </table:table-row>
        <table:table-row table:style-name="ro1">
          <table:table-cell office:value-type="string">
            <text:p>// Grovudalen, Western Gneiss Region, Norway (Vollmer, 1985).</text:p>
          </table:table-cell>
          <table:table-cell table:number-columns-repeated="4"/>
        </table:table-row>
        <table:table-row table:style-name="ro1">
          <table:table-cell office:value-type="string">
            <text:p>// </text:p>
          </table:table-cell>
          <table:table-cell table:number-columns-repeated="4"/>
        </table:table-row>
        <table:table-row table:style-name="ro1">
          <table:table-cell office:value-type="string">
            <text:p>// Vollmer, F.W., 1985, A structural study of the Grovudal fold-nappe, western </text:p>
          </table:table-cell>
          <table:table-cell table:number-columns-repeated="4"/>
        </table:table-row>
        <table:table-row table:style-name="ro1">
          <table:table-cell office:value-type="string">
            <text:p>// Norway: PhD thesis, University of Minnesota, Minneapolis, Advisor P.J. </text:p>
          </table:table-cell>
          <table:table-cell table:number-columns-repeated="4"/>
        </table:table-row>
        <table:table-row table:style-name="ro1">
          <table:table-cell office:value-type="string">
            <text:p>// Hudleston, 233 p. </text:p>
          </table:table-cell>
          <table:table-cell table:number-columns-repeated="4"/>
        </table:table-row>
        <table:table-row table:style-name="ro1">
          <table:table-cell office:value-type="string">
            <text:p>// </text:p>
          </table:table-cell>
          <table:table-cell table:number-columns-repeated="4"/>
        </table:table-row>
        <table:table-row table:style-name="ro1">
          <table:table-cell office:value-type="string">
            <text:p>// -------------------------------------------------------------------------------------</text:p>
          </table:table-cell>
          <table:table-cell table:number-columns-repeated="4"/>
        </table:table-row>
        <table:table-row table:style-name="ro1">
          <table:table-cell office:value-type="string">
            <text:p>Easting</text:p>
          </table:table-cell>
          <table:table-cell office:value-type="string">
            <text:p>Northing</text:p>
          </table:table-cell>
          <table:table-cell office:value-type="string">
            <text:p>Strike</text:p>
          </table:table-cell>
          <table:table-cell office:value-type="string">
            <text:p>Dip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894.000</text:p>
          </table:table-cell>
          <table:table-cell office:value-type="string">
            <text:p>174.000</text:p>
          </table:table-cell>
          <table:table-cell office:value-type="string">
            <text:p>289.0</text:p>
          </table:table-cell>
          <table:table-cell office:value-type="string">
            <text:p>1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3.000</text:p>
          </table:table-cell>
          <table:table-cell office:value-type="string">
            <text:p>179.000</text:p>
          </table:table-cell>
          <table:table-cell office:value-type="string">
            <text:p>24.0</text:p>
          </table:table-cell>
          <table:table-cell office:value-type="string">
            <text:p>1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1.000</text:p>
          </table:table-cell>
          <table:table-cell office:value-type="string">
            <text:p>185.000</text:p>
          </table:table-cell>
          <table:table-cell office:value-type="string">
            <text:p>48.0</text:p>
          </table:table-cell>
          <table:table-cell office:value-type="string">
            <text:p>1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1.000</text:p>
          </table:table-cell>
          <table:table-cell office:value-type="string">
            <text:p>188.000</text:p>
          </table:table-cell>
          <table:table-cell office:value-type="string">
            <text:p>81.0</text:p>
          </table:table-cell>
          <table:table-cell office:value-type="string">
            <text:p>1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2.000</text:p>
          </table:table-cell>
          <table:table-cell office:value-type="string">
            <text:p>188.000</text:p>
          </table:table-cell>
          <table:table-cell office:value-type="string">
            <text:p>5.0</text:p>
          </table:table-cell>
          <table:table-cell office:value-type="string">
            <text:p>1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3.000</text:p>
          </table:table-cell>
          <table:table-cell office:value-type="string">
            <text:p>190.000</text:p>
          </table:table-cell>
          <table:table-cell office:value-type="string">
            <text:p>345.0</text:p>
          </table:table-cell>
          <table:table-cell office:value-type="string">
            <text:p>1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3.000</text:p>
          </table:table-cell>
          <table:table-cell office:value-type="string">
            <text:p>190.000</text:p>
          </table:table-cell>
          <table:table-cell office:value-type="string">
            <text:p>347.0</text:p>
          </table:table-cell>
          <table:table-cell office:value-type="string">
            <text:p>1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1.000</text:p>
          </table:table-cell>
          <table:table-cell office:value-type="string">
            <text:p>195.000</text:p>
          </table:table-cell>
          <table:table-cell office:value-type="string">
            <text:p>29.0</text:p>
          </table:table-cell>
          <table:table-cell office:value-type="string">
            <text:p>1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1.000</text:p>
          </table:table-cell>
          <table:table-cell office:value-type="string">
            <text:p>197.000</text:p>
          </table:table-cell>
          <table:table-cell office:value-type="string">
            <text:p>60.0</text:p>
          </table:table-cell>
          <table:table-cell office:value-type="string">
            <text:p>2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1.000</text:p>
          </table:table-cell>
          <table:table-cell office:value-type="string">
            <text:p>197.000</text:p>
          </table:table-cell>
          <table:table-cell office:value-type="string">
            <text:p>44.0</text:p>
          </table:table-cell>
          <table:table-cell office:value-type="string">
            <text:p>2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1.000</text:p>
          </table:table-cell>
          <table:table-cell office:value-type="string">
            <text:p>201.000</text:p>
          </table:table-cell>
          <table:table-cell office:value-type="string">
            <text:p>354.0</text:p>
          </table:table-cell>
          <table:table-cell office:value-type="string">
            <text:p>1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2.000</text:p>
          </table:table-cell>
          <table:table-cell office:value-type="string">
            <text:p>212.000</text:p>
          </table:table-cell>
          <table:table-cell office:value-type="string">
            <text:p>345.0</text:p>
          </table:table-cell>
          <table:table-cell office:value-type="string">
            <text:p>1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3.000</text:p>
          </table:table-cell>
          <table:table-cell office:value-type="string">
            <text:p>213.000</text:p>
          </table:table-cell>
          <table:table-cell office:value-type="string">
            <text:p>281.0</text:p>
          </table:table-cell>
          <table:table-cell office:value-type="string">
            <text:p>2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3.000</text:p>
          </table:table-cell>
          <table:table-cell office:value-type="string">
            <text:p>213.000</text:p>
          </table:table-cell>
          <table:table-cell office:value-type="string">
            <text:p>288.0</text:p>
          </table:table-cell>
          <table:table-cell office:value-type="string">
            <text:p>2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3.000</text:p>
          </table:table-cell>
          <table:table-cell office:value-type="string">
            <text:p>217.000</text:p>
          </table:table-cell>
          <table:table-cell office:value-type="string">
            <text:p>80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1.000</text:p>
          </table:table-cell>
          <table:table-cell office:value-type="string">
            <text:p>217.000</text:p>
          </table:table-cell>
          <table:table-cell office:value-type="string">
            <text:p>266.0</text:p>
          </table:table-cell>
          <table:table-cell office:value-type="string">
            <text:p>6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2.000</text:p>
          </table:table-cell>
          <table:table-cell office:value-type="string">
            <text:p>218.000</text:p>
          </table:table-cell>
          <table:table-cell office:value-type="string">
            <text:p>277.0</text:p>
          </table:table-cell>
          <table:table-cell office:value-type="string">
            <text:p>4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6.000</text:p>
          </table:table-cell>
          <table:table-cell office:value-type="string">
            <text:p>223.000</text:p>
          </table:table-cell>
          <table:table-cell office:value-type="string">
            <text:p>40.0</text:p>
          </table:table-cell>
          <table:table-cell office:value-type="string">
            <text:p>2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4.000</text:p>
          </table:table-cell>
          <table:table-cell office:value-type="string">
            <text:p>223.000</text:p>
          </table:table-cell>
          <table:table-cell office:value-type="string">
            <text:p>348.0</text:p>
          </table:table-cell>
          <table:table-cell office:value-type="string">
            <text:p>2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9.000</text:p>
          </table:table-cell>
          <table:table-cell office:value-type="string">
            <text:p>233.000</text:p>
          </table:table-cell>
          <table:table-cell office:value-type="string">
            <text:p>292.0</text:p>
          </table:table-cell>
          <table:table-cell office:value-type="string">
            <text:p>3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4.000</text:p>
          </table:table-cell>
          <table:table-cell office:value-type="string">
            <text:p>235.000</text:p>
          </table:table-cell>
          <table:table-cell office:value-type="string">
            <text:p>312.0</text:p>
          </table:table-cell>
          <table:table-cell office:value-type="string">
            <text:p>3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0.000</text:p>
          </table:table-cell>
          <table:table-cell office:value-type="string">
            <text:p>239.000</text:p>
          </table:table-cell>
          <table:table-cell office:value-type="string">
            <text:p>303.0</text:p>
          </table:table-cell>
          <table:table-cell office:value-type="string">
            <text:p>3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2.000</text:p>
          </table:table-cell>
          <table:table-cell office:value-type="string">
            <text:p>242.000</text:p>
          </table:table-cell>
          <table:table-cell office:value-type="string">
            <text:p>268.0</text:p>
          </table:table-cell>
          <table:table-cell office:value-type="string">
            <text:p>3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7.000</text:p>
          </table:table-cell>
          <table:table-cell office:value-type="string">
            <text:p>242.000</text:p>
          </table:table-cell>
          <table:table-cell office:value-type="string">
            <text:p>284.0</text:p>
          </table:table-cell>
          <table:table-cell office:value-type="string">
            <text:p>2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9.000</text:p>
          </table:table-cell>
          <table:table-cell office:value-type="string">
            <text:p>243.000</text:p>
          </table:table-cell>
          <table:table-cell office:value-type="string">
            <text:p>272.0</text:p>
          </table:table-cell>
          <table:table-cell office:value-type="string">
            <text:p>5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3.000</text:p>
          </table:table-cell>
          <table:table-cell office:value-type="string">
            <text:p>247.000</text:p>
          </table:table-cell>
          <table:table-cell office:value-type="string">
            <text:p>273.0</text:p>
          </table:table-cell>
          <table:table-cell office:value-type="string">
            <text:p>3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4.000</text:p>
          </table:table-cell>
          <table:table-cell office:value-type="string">
            <text:p>252.000</text:p>
          </table:table-cell>
          <table:table-cell office:value-type="string">
            <text:p>280.0</text:p>
          </table:table-cell>
          <table:table-cell office:value-type="string">
            <text:p>4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6.000</text:p>
          </table:table-cell>
          <table:table-cell office:value-type="string">
            <text:p>257.000</text:p>
          </table:table-cell>
          <table:table-cell office:value-type="string">
            <text:p>278.0</text:p>
          </table:table-cell>
          <table:table-cell office:value-type="string">
            <text:p>4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7.000</text:p>
          </table:table-cell>
          <table:table-cell office:value-type="string">
            <text:p>260.000</text:p>
          </table:table-cell>
          <table:table-cell office:value-type="string">
            <text:p>281.0</text:p>
          </table:table-cell>
          <table:table-cell office:value-type="string">
            <text:p>5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8.000</text:p>
          </table:table-cell>
          <table:table-cell office:value-type="string">
            <text:p>264.000</text:p>
          </table:table-cell>
          <table:table-cell office:value-type="string">
            <text:p>263.0</text:p>
          </table:table-cell>
          <table:table-cell office:value-type="string">
            <text:p>6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7.000</text:p>
          </table:table-cell>
          <table:table-cell office:value-type="string">
            <text:p>268.000</text:p>
          </table:table-cell>
          <table:table-cell office:value-type="string">
            <text:p>270.0</text:p>
          </table:table-cell>
          <table:table-cell office:value-type="string">
            <text:p>6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9.000</text:p>
          </table:table-cell>
          <table:table-cell office:value-type="string">
            <text:p>271.000</text:p>
          </table:table-cell>
          <table:table-cell office:value-type="string">
            <text:p>268.0</text:p>
          </table:table-cell>
          <table:table-cell office:value-type="string">
            <text:p>4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6.000</text:p>
          </table:table-cell>
          <table:table-cell office:value-type="string">
            <text:p>273.000</text:p>
          </table:table-cell>
          <table:table-cell office:value-type="string">
            <text:p>256.0</text:p>
          </table:table-cell>
          <table:table-cell office:value-type="string">
            <text:p>6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9.000</text:p>
          </table:table-cell>
          <table:table-cell office:value-type="string">
            <text:p>274.000</text:p>
          </table:table-cell>
          <table:table-cell office:value-type="string">
            <text:p>282.0</text:p>
          </table:table-cell>
          <table:table-cell office:value-type="string">
            <text:p>4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3.000</text:p>
          </table:table-cell>
          <table:table-cell office:value-type="string">
            <text:p>275.000</text:p>
          </table:table-cell>
          <table:table-cell office:value-type="string">
            <text:p>253.0</text:p>
          </table:table-cell>
          <table:table-cell office:value-type="string">
            <text:p>5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9.000</text:p>
          </table:table-cell>
          <table:table-cell office:value-type="string">
            <text:p>278.000</text:p>
          </table:table-cell>
          <table:table-cell office:value-type="string">
            <text:p>246.0</text:p>
          </table:table-cell>
          <table:table-cell office:value-type="string">
            <text:p>4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5.000</text:p>
          </table:table-cell>
          <table:table-cell office:value-type="string">
            <text:p>280.000</text:p>
          </table:table-cell>
          <table:table-cell office:value-type="string">
            <text:p>255.0</text:p>
          </table:table-cell>
          <table:table-cell office:value-type="string">
            <text:p>4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3.000</text:p>
          </table:table-cell>
          <table:table-cell office:value-type="string">
            <text:p>283.000</text:p>
          </table:table-cell>
          <table:table-cell office:value-type="string">
            <text:p>258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892.000</text:p>
          </table:table-cell>
          <table:table-cell office:value-type="string">
            <text:p>283.000</text:p>
          </table:table-cell>
          <table:table-cell office:value-type="string">
            <text:p>266.0</text:p>
          </table:table-cell>
          <table:table-cell office:value-type="string">
            <text:p>6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9.000</text:p>
          </table:table-cell>
          <table:table-cell office:value-type="string">
            <text:p>159.000</text:p>
          </table:table-cell>
          <table:table-cell office:value-type="string">
            <text:p>294.0</text:p>
          </table:table-cell>
          <table:table-cell office:value-type="string">
            <text:p>2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9.000</text:p>
          </table:table-cell>
          <table:table-cell office:value-type="string">
            <text:p>165.000</text:p>
          </table:table-cell>
          <table:table-cell office:value-type="string">
            <text:p>70.0</text:p>
          </table:table-cell>
          <table:table-cell office:value-type="string">
            <text:p>1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7.000</text:p>
          </table:table-cell>
          <table:table-cell office:value-type="string">
            <text:p>167.000</text:p>
          </table:table-cell>
          <table:table-cell office:value-type="string">
            <text:p>349.0</text:p>
          </table:table-cell>
          <table:table-cell office:value-type="string">
            <text:p>2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1.000</text:p>
          </table:table-cell>
          <table:table-cell office:value-type="string">
            <text:p>173.000</text:p>
          </table:table-cell>
          <table:table-cell office:value-type="string">
            <text:p>55.0</text:p>
          </table:table-cell>
          <table:table-cell office:value-type="string">
            <text:p>3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2.000</text:p>
          </table:table-cell>
          <table:table-cell office:value-type="string">
            <text:p>175.000</text:p>
          </table:table-cell>
          <table:table-cell office:value-type="string">
            <text:p>300.0</text:p>
          </table:table-cell>
          <table:table-cell office:value-type="string">
            <text:p>4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2.000</text:p>
          </table:table-cell>
          <table:table-cell office:value-type="string">
            <text:p>178.000</text:p>
          </table:table-cell>
          <table:table-cell office:value-type="string">
            <text:p>354.0</text:p>
          </table:table-cell>
          <table:table-cell office:value-type="string">
            <text:p>1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1.000</text:p>
          </table:table-cell>
          <table:table-cell office:value-type="string">
            <text:p>192.000</text:p>
          </table:table-cell>
          <table:table-cell office:value-type="string">
            <text:p>55.0</text:p>
          </table:table-cell>
          <table:table-cell office:value-type="string">
            <text:p>1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9.000</text:p>
          </table:table-cell>
          <table:table-cell office:value-type="string">
            <text:p>198.000</text:p>
          </table:table-cell>
          <table:table-cell office:value-type="string">
            <text:p>343.0</text:p>
          </table:table-cell>
          <table:table-cell office:value-type="string">
            <text:p>1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6.000</text:p>
          </table:table-cell>
          <table:table-cell office:value-type="string">
            <text:p>199.000</text:p>
          </table:table-cell>
          <table:table-cell office:value-type="string">
            <text:p>54.0</text:p>
          </table:table-cell>
          <table:table-cell office:value-type="string">
            <text:p>3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5.000</text:p>
          </table:table-cell>
          <table:table-cell office:value-type="string">
            <text:p>202.000</text:p>
          </table:table-cell>
          <table:table-cell office:value-type="string">
            <text:p>288.0</text:p>
          </table:table-cell>
          <table:table-cell office:value-type="string">
            <text:p>5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9.000</text:p>
          </table:table-cell>
          <table:table-cell office:value-type="string">
            <text:p>202.000</text:p>
          </table:table-cell>
          <table:table-cell office:value-type="string">
            <text:p>86.0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5.000</text:p>
          </table:table-cell>
          <table:table-cell office:value-type="string">
            <text:p>205.000</text:p>
          </table:table-cell>
          <table:table-cell office:value-type="string">
            <text:p>56.0</text:p>
          </table:table-cell>
          <table:table-cell office:value-type="string">
            <text:p>2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6.000</text:p>
          </table:table-cell>
          <table:table-cell office:value-type="string">
            <text:p>207.000</text:p>
          </table:table-cell>
          <table:table-cell office:value-type="string">
            <text:p>272.0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9.000</text:p>
          </table:table-cell>
          <table:table-cell office:value-type="string">
            <text:p>208.000</text:p>
          </table:table-cell>
          <table:table-cell office:value-type="string">
            <text:p>331.0</text:p>
          </table:table-cell>
          <table:table-cell office:value-type="string">
            <text:p>2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3.000</text:p>
          </table:table-cell>
          <table:table-cell office:value-type="string">
            <text:p>210.000</text:p>
          </table:table-cell>
          <table:table-cell office:value-type="string">
            <text:p>71.0</text:p>
          </table:table-cell>
          <table:table-cell office:value-type="string">
            <text:p>5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1.000</text:p>
          </table:table-cell>
          <table:table-cell office:value-type="string">
            <text:p>213.000</text:p>
          </table:table-cell>
          <table:table-cell office:value-type="string">
            <text:p>72.0</text:p>
          </table:table-cell>
          <table:table-cell office:value-type="string">
            <text:p>5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6.000</text:p>
          </table:table-cell>
          <table:table-cell office:value-type="string">
            <text:p>218.000</text:p>
          </table:table-cell>
          <table:table-cell office:value-type="string">
            <text:p>6.0</text:p>
          </table:table-cell>
          <table:table-cell office:value-type="string">
            <text:p>1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4.000</text:p>
          </table:table-cell>
          <table:table-cell office:value-type="string">
            <text:p>220.000</text:p>
          </table:table-cell>
          <table:table-cell office:value-type="string">
            <text:p>341.0</text:p>
          </table:table-cell>
          <table:table-cell office:value-type="string">
            <text:p>4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0.000</text:p>
          </table:table-cell>
          <table:table-cell office:value-type="string">
            <text:p>220.000</text:p>
          </table:table-cell>
          <table:table-cell office:value-type="string">
            <text:p>349.0</text:p>
          </table:table-cell>
          <table:table-cell office:value-type="string">
            <text:p>2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2.000</text:p>
          </table:table-cell>
          <table:table-cell office:value-type="string">
            <text:p>229.000</text:p>
          </table:table-cell>
          <table:table-cell office:value-type="string">
            <text:p>316.0</text:p>
          </table:table-cell>
          <table:table-cell office:value-type="string">
            <text:p>1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8.000</text:p>
          </table:table-cell>
          <table:table-cell office:value-type="string">
            <text:p>232.000</text:p>
          </table:table-cell>
          <table:table-cell office:value-type="string">
            <text:p>295.0</text:p>
          </table:table-cell>
          <table:table-cell office:value-type="string">
            <text:p>1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5.000</text:p>
          </table:table-cell>
          <table:table-cell office:value-type="string">
            <text:p>235.000</text:p>
          </table:table-cell>
          <table:table-cell office:value-type="string">
            <text:p>269.0</text:p>
          </table:table-cell>
          <table:table-cell office:value-type="string">
            <text:p>5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9.000</text:p>
          </table:table-cell>
          <table:table-cell office:value-type="string">
            <text:p>240.000</text:p>
          </table:table-cell>
          <table:table-cell office:value-type="string">
            <text:p>286.0</text:p>
          </table:table-cell>
          <table:table-cell office:value-type="string">
            <text:p>4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5.000</text:p>
          </table:table-cell>
          <table:table-cell office:value-type="string">
            <text:p>242.000</text:p>
          </table:table-cell>
          <table:table-cell office:value-type="string">
            <text:p>255.0</text:p>
          </table:table-cell>
          <table:table-cell office:value-type="string">
            <text:p>5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1.000</text:p>
          </table:table-cell>
          <table:table-cell office:value-type="string">
            <text:p>243.000</text:p>
          </table:table-cell>
          <table:table-cell office:value-type="string">
            <text:p>276.0</text:p>
          </table:table-cell>
          <table:table-cell office:value-type="string">
            <text:p>3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1.000</text:p>
          </table:table-cell>
          <table:table-cell office:value-type="string">
            <text:p>246.000</text:p>
          </table:table-cell>
          <table:table-cell office:value-type="string">
            <text:p>268.0</text:p>
          </table:table-cell>
          <table:table-cell office:value-type="string">
            <text:p>5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5.000</text:p>
          </table:table-cell>
          <table:table-cell office:value-type="string">
            <text:p>247.000</text:p>
          </table:table-cell>
          <table:table-cell office:value-type="string">
            <text:p>279.0</text:p>
          </table:table-cell>
          <table:table-cell office:value-type="string">
            <text:p>4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5.000</text:p>
          </table:table-cell>
          <table:table-cell office:value-type="string">
            <text:p>250.000</text:p>
          </table:table-cell>
          <table:table-cell office:value-type="string">
            <text:p>279.0</text:p>
          </table:table-cell>
          <table:table-cell office:value-type="string">
            <text:p>5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6.000</text:p>
          </table:table-cell>
          <table:table-cell office:value-type="string">
            <text:p>253.000</text:p>
          </table:table-cell>
          <table:table-cell office:value-type="string">
            <text:p>281.0</text:p>
          </table:table-cell>
          <table:table-cell office:value-type="string">
            <text:p>4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7.000</text:p>
          </table:table-cell>
          <table:table-cell office:value-type="string">
            <text:p>258.000</text:p>
          </table:table-cell>
          <table:table-cell office:value-type="string">
            <text:p>286.0</text:p>
          </table:table-cell>
          <table:table-cell office:value-type="string">
            <text:p>4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1.000</text:p>
          </table:table-cell>
          <table:table-cell office:value-type="string">
            <text:p>263.000</text:p>
          </table:table-cell>
          <table:table-cell office:value-type="string">
            <text:p>275.0</text:p>
          </table:table-cell>
          <table:table-cell office:value-type="string">
            <text:p>5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9.000</text:p>
          </table:table-cell>
          <table:table-cell office:value-type="string">
            <text:p>264.000</text:p>
          </table:table-cell>
          <table:table-cell office:value-type="string">
            <text:p>254.0</text:p>
          </table:table-cell>
          <table:table-cell office:value-type="string">
            <text:p>7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6.000</text:p>
          </table:table-cell>
          <table:table-cell office:value-type="string">
            <text:p>265.000</text:p>
          </table:table-cell>
          <table:table-cell office:value-type="string">
            <text:p>262.0</text:p>
          </table:table-cell>
          <table:table-cell office:value-type="string">
            <text:p>5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9.000</text:p>
          </table:table-cell>
          <table:table-cell office:value-type="string">
            <text:p>267.000</text:p>
          </table:table-cell>
          <table:table-cell office:value-type="string">
            <text:p>295.0</text:p>
          </table:table-cell>
          <table:table-cell office:value-type="string">
            <text:p>2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5.000</text:p>
          </table:table-cell>
          <table:table-cell office:value-type="string">
            <text:p>267.000</text:p>
          </table:table-cell>
          <table:table-cell office:value-type="string">
            <text:p>249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1.000</text:p>
          </table:table-cell>
          <table:table-cell office:value-type="string">
            <text:p>269.000</text:p>
          </table:table-cell>
          <table:table-cell office:value-type="string">
            <text:p>240.0</text:p>
          </table:table-cell>
          <table:table-cell office:value-type="string">
            <text:p>2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4.000</text:p>
          </table:table-cell>
          <table:table-cell office:value-type="string">
            <text:p>270.000</text:p>
          </table:table-cell>
          <table:table-cell office:value-type="string">
            <text:p>260.0</text:p>
          </table:table-cell>
          <table:table-cell office:value-type="string">
            <text:p>6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9.000</text:p>
          </table:table-cell>
          <table:table-cell office:value-type="string">
            <text:p>271.000</text:p>
          </table:table-cell>
          <table:table-cell office:value-type="string">
            <text:p>266.0</text:p>
          </table:table-cell>
          <table:table-cell office:value-type="string">
            <text:p>6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6.000</text:p>
          </table:table-cell>
          <table:table-cell office:value-type="string">
            <text:p>275.000</text:p>
          </table:table-cell>
          <table:table-cell office:value-type="string">
            <text:p>265.0</text:p>
          </table:table-cell>
          <table:table-cell office:value-type="string">
            <text:p>6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3.000</text:p>
          </table:table-cell>
          <table:table-cell office:value-type="string">
            <text:p>276.000</text:p>
          </table:table-cell>
          <table:table-cell office:value-type="string">
            <text:p>259.0</text:p>
          </table:table-cell>
          <table:table-cell office:value-type="string">
            <text:p>6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9.000</text:p>
          </table:table-cell>
          <table:table-cell office:value-type="string">
            <text:p>279.000</text:p>
          </table:table-cell>
          <table:table-cell office:value-type="string">
            <text:p>245.0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5.000</text:p>
          </table:table-cell>
          <table:table-cell office:value-type="string">
            <text:p>279.000</text:p>
          </table:table-cell>
          <table:table-cell office:value-type="string">
            <text:p>241.0</text:p>
          </table:table-cell>
          <table:table-cell office:value-type="string">
            <text:p>7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1.000</text:p>
          </table:table-cell>
          <table:table-cell office:value-type="string">
            <text:p>282.000</text:p>
          </table:table-cell>
          <table:table-cell office:value-type="string">
            <text:p>239.0</text:p>
          </table:table-cell>
          <table:table-cell office:value-type="string">
            <text:p>4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0.000</text:p>
          </table:table-cell>
          <table:table-cell office:value-type="string">
            <text:p>284.000</text:p>
          </table:table-cell>
          <table:table-cell office:value-type="string">
            <text:p>268.0</text:p>
          </table:table-cell>
          <table:table-cell office:value-type="string">
            <text:p>4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1.000</text:p>
          </table:table-cell>
          <table:table-cell office:value-type="string">
            <text:p>295.000</text:p>
          </table:table-cell>
          <table:table-cell office:value-type="string">
            <text:p>270.0</text:p>
          </table:table-cell>
          <table:table-cell office:value-type="string">
            <text:p>8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08.000</text:p>
          </table:table-cell>
          <table:table-cell office:value-type="string">
            <text:p>296.000</text:p>
          </table:table-cell>
          <table:table-cell office:value-type="string">
            <text:p>266.0</text:p>
          </table:table-cell>
          <table:table-cell office:value-type="string">
            <text:p>7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6.000</text:p>
          </table:table-cell>
          <table:table-cell office:value-type="string">
            <text:p>153.000</text:p>
          </table:table-cell>
          <table:table-cell office:value-type="string">
            <text:p>325.0</text:p>
          </table:table-cell>
          <table:table-cell office:value-type="string">
            <text:p>2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9.000</text:p>
          </table:table-cell>
          <table:table-cell office:value-type="string">
            <text:p>156.000</text:p>
          </table:table-cell>
          <table:table-cell office:value-type="string">
            <text:p>235.0</text:p>
          </table:table-cell>
          <table:table-cell office:value-type="string">
            <text:p>1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9.000</text:p>
          </table:table-cell>
          <table:table-cell office:value-type="string">
            <text:p>158.000</text:p>
          </table:table-cell>
          <table:table-cell office:value-type="string">
            <text:p>323.0</text:p>
          </table:table-cell>
          <table:table-cell office:value-type="string">
            <text:p>2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2.000</text:p>
          </table:table-cell>
          <table:table-cell office:value-type="string">
            <text:p>158.000</text:p>
          </table:table-cell>
          <table:table-cell office:value-type="string">
            <text:p>272.0</text:p>
          </table:table-cell>
          <table:table-cell office:value-type="string">
            <text:p>2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1.000</text:p>
          </table:table-cell>
          <table:table-cell office:value-type="string">
            <text:p>159.000</text:p>
          </table:table-cell>
          <table:table-cell office:value-type="string">
            <text:p>325.0</text:p>
          </table:table-cell>
          <table:table-cell office:value-type="string">
            <text:p>3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8.000</text:p>
          </table:table-cell>
          <table:table-cell office:value-type="string">
            <text:p>161.000</text:p>
          </table:table-cell>
          <table:table-cell office:value-type="string">
            <text:p>265.0</text:p>
          </table:table-cell>
          <table:table-cell office:value-type="string">
            <text:p>1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4.000</text:p>
          </table:table-cell>
          <table:table-cell office:value-type="string">
            <text:p>162.000</text:p>
          </table:table-cell>
          <table:table-cell office:value-type="string">
            <text:p>6.0</text:p>
          </table:table-cell>
          <table:table-cell office:value-type="string">
            <text:p>1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1.000</text:p>
          </table:table-cell>
          <table:table-cell office:value-type="string">
            <text:p>164.000</text:p>
          </table:table-cell>
          <table:table-cell office:value-type="string">
            <text:p>14.0</text:p>
          </table:table-cell>
          <table:table-cell office:value-type="string">
            <text:p>1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8.000</text:p>
          </table:table-cell>
          <table:table-cell office:value-type="string">
            <text:p>165.000</text:p>
          </table:table-cell>
          <table:table-cell office:value-type="string">
            <text:p>312.0</text:p>
          </table:table-cell>
          <table:table-cell office:value-type="string">
            <text:p>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4.000</text:p>
          </table:table-cell>
          <table:table-cell office:value-type="string">
            <text:p>166.000</text:p>
          </table:table-cell>
          <table:table-cell office:value-type="string">
            <text:p>326.0</text:p>
          </table:table-cell>
          <table:table-cell office:value-type="string">
            <text:p>2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1.000</text:p>
          </table:table-cell>
          <table:table-cell office:value-type="string">
            <text:p>167.000</text:p>
          </table:table-cell>
          <table:table-cell office:value-type="string">
            <text:p>10.0</text:p>
          </table:table-cell>
          <table:table-cell office:value-type="string">
            <text:p>1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7.000</text:p>
          </table:table-cell>
          <table:table-cell office:value-type="string">
            <text:p>168.000</text:p>
          </table:table-cell>
          <table:table-cell office:value-type="string">
            <text:p>332.0</text:p>
          </table:table-cell>
          <table:table-cell office:value-type="string">
            <text:p>2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3.000</text:p>
          </table:table-cell>
          <table:table-cell office:value-type="string">
            <text:p>169.000</text:p>
          </table:table-cell>
          <table:table-cell office:value-type="string">
            <text:p>180.0</text:p>
          </table:table-cell>
          <table:table-cell office:value-type="string">
            <text:p>1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3.000</text:p>
          </table:table-cell>
          <table:table-cell office:value-type="string">
            <text:p>171.000</text:p>
          </table:table-cell>
          <table:table-cell office:value-type="string">
            <text:p>339.0</text:p>
          </table:table-cell>
          <table:table-cell office:value-type="string">
            <text:p>1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6.000</text:p>
          </table:table-cell>
          <table:table-cell office:value-type="string">
            <text:p>171.000</text:p>
          </table:table-cell>
          <table:table-cell office:value-type="string">
            <text:p>331.0</text:p>
          </table:table-cell>
          <table:table-cell office:value-type="string">
            <text:p>1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2.000</text:p>
          </table:table-cell>
          <table:table-cell office:value-type="string">
            <text:p>172.000</text:p>
          </table:table-cell>
          <table:table-cell office:value-type="string">
            <text:p>36.0</text:p>
          </table:table-cell>
          <table:table-cell office:value-type="string">
            <text:p>1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9.000</text:p>
          </table:table-cell>
          <table:table-cell office:value-type="string">
            <text:p>181.000</text:p>
          </table:table-cell>
          <table:table-cell office:value-type="string">
            <text:p>6.0</text:p>
          </table:table-cell>
          <table:table-cell office:value-type="string">
            <text:p>2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3.000</text:p>
          </table:table-cell>
          <table:table-cell office:value-type="string">
            <text:p>182.000</text:p>
          </table:table-cell>
          <table:table-cell office:value-type="string">
            <text:p>6.0</text:p>
          </table:table-cell>
          <table:table-cell office:value-type="string">
            <text:p>1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5.000</text:p>
          </table:table-cell>
          <table:table-cell office:value-type="string">
            <text:p>185.000</text:p>
          </table:table-cell>
          <table:table-cell office:value-type="string">
            <text:p>329.0</text:p>
          </table:table-cell>
          <table:table-cell office:value-type="string">
            <text:p>2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2.000</text:p>
          </table:table-cell>
          <table:table-cell office:value-type="string">
            <text:p>185.000</text:p>
          </table:table-cell>
          <table:table-cell office:value-type="string">
            <text:p>351.0</text:p>
          </table:table-cell>
          <table:table-cell office:value-type="string">
            <text:p>2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9.000</text:p>
          </table:table-cell>
          <table:table-cell office:value-type="string">
            <text:p>186.000</text:p>
          </table:table-cell>
          <table:table-cell office:value-type="string">
            <text:p>352.0</text:p>
          </table:table-cell>
          <table:table-cell office:value-type="string">
            <text:p>2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4.000</text:p>
          </table:table-cell>
          <table:table-cell office:value-type="string">
            <text:p>189.000</text:p>
          </table:table-cell>
          <table:table-cell office:value-type="string">
            <text:p>356.0</text:p>
          </table:table-cell>
          <table:table-cell office:value-type="string">
            <text:p>1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9.000</text:p>
          </table:table-cell>
          <table:table-cell office:value-type="string">
            <text:p>192.000</text:p>
          </table:table-cell>
          <table:table-cell office:value-type="string">
            <text:p>40.0</text:p>
          </table:table-cell>
          <table:table-cell office:value-type="string">
            <text:p>1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4.000</text:p>
          </table:table-cell>
          <table:table-cell office:value-type="string">
            <text:p>196.000</text:p>
          </table:table-cell>
          <table:table-cell office:value-type="string">
            <text:p>11.0</text:p>
          </table:table-cell>
          <table:table-cell office:value-type="string">
            <text:p>2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5.000</text:p>
          </table:table-cell>
          <table:table-cell office:value-type="string">
            <text:p>199.000</text:p>
          </table:table-cell>
          <table:table-cell office:value-type="string">
            <text:p>305.0</text:p>
          </table:table-cell>
          <table:table-cell office:value-type="string">
            <text:p>4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6.000</text:p>
          </table:table-cell>
          <table:table-cell office:value-type="string">
            <text:p>205.000</text:p>
          </table:table-cell>
          <table:table-cell office:value-type="string">
            <text:p>67.0</text:p>
          </table:table-cell>
          <table:table-cell office:value-type="string">
            <text:p>3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9.000</text:p>
          </table:table-cell>
          <table:table-cell office:value-type="string">
            <text:p>206.000</text:p>
          </table:table-cell>
          <table:table-cell office:value-type="string">
            <text:p>315.0</text:p>
          </table:table-cell>
          <table:table-cell office:value-type="string">
            <text:p>1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2.000</text:p>
          </table:table-cell>
          <table:table-cell office:value-type="string">
            <text:p>206.000</text:p>
          </table:table-cell>
          <table:table-cell office:value-type="string">
            <text:p>49.0</text:p>
          </table:table-cell>
          <table:table-cell office:value-type="string">
            <text:p>2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0.000</text:p>
          </table:table-cell>
          <table:table-cell office:value-type="string">
            <text:p>206.000</text:p>
          </table:table-cell>
          <table:table-cell office:value-type="string">
            <text:p>76.0</text:p>
          </table:table-cell>
          <table:table-cell office:value-type="string">
            <text:p>5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1.000</text:p>
          </table:table-cell>
          <table:table-cell office:value-type="string">
            <text:p>208.000</text:p>
          </table:table-cell>
          <table:table-cell office:value-type="string">
            <text:p>323.0</text:p>
          </table:table-cell>
          <table:table-cell office:value-type="string">
            <text:p>1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7.000</text:p>
          </table:table-cell>
          <table:table-cell office:value-type="string">
            <text:p>211.000</text:p>
          </table:table-cell>
          <table:table-cell office:value-type="string">
            <text:p>343.0</text:p>
          </table:table-cell>
          <table:table-cell office:value-type="string">
            <text:p>2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4.000</text:p>
          </table:table-cell>
          <table:table-cell office:value-type="string">
            <text:p>212.000</text:p>
          </table:table-cell>
          <table:table-cell office:value-type="string">
            <text:p>59.0</text:p>
          </table:table-cell>
          <table:table-cell office:value-type="string">
            <text:p>4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0.000</text:p>
          </table:table-cell>
          <table:table-cell office:value-type="string">
            <text:p>214.000</text:p>
          </table:table-cell>
          <table:table-cell office:value-type="string">
            <text:p>300.0</text:p>
          </table:table-cell>
          <table:table-cell office:value-type="string">
            <text:p>2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2.000</text:p>
          </table:table-cell>
          <table:table-cell office:value-type="string">
            <text:p>217.000</text:p>
          </table:table-cell>
          <table:table-cell office:value-type="string">
            <text:p>277.0</text:p>
          </table:table-cell>
          <table:table-cell office:value-type="string">
            <text:p>3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5.000</text:p>
          </table:table-cell>
          <table:table-cell office:value-type="string">
            <text:p>218.000</text:p>
          </table:table-cell>
          <table:table-cell office:value-type="string">
            <text:p>325.0</text:p>
          </table:table-cell>
          <table:table-cell office:value-type="string">
            <text:p>2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9.000</text:p>
          </table:table-cell>
          <table:table-cell office:value-type="string">
            <text:p>219.000</text:p>
          </table:table-cell>
          <table:table-cell office:value-type="string">
            <text:p>272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0.000</text:p>
          </table:table-cell>
          <table:table-cell office:value-type="string">
            <text:p>219.000</text:p>
          </table:table-cell>
          <table:table-cell office:value-type="string">
            <text:p>57.0</text:p>
          </table:table-cell>
          <table:table-cell office:value-type="string">
            <text:p>3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3.000</text:p>
          </table:table-cell>
          <table:table-cell office:value-type="string">
            <text:p>221.000</text:p>
          </table:table-cell>
          <table:table-cell office:value-type="string">
            <text:p>308.0</text:p>
          </table:table-cell>
          <table:table-cell office:value-type="string">
            <text:p>2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9.000</text:p>
          </table:table-cell>
          <table:table-cell office:value-type="string">
            <text:p>230.000</text:p>
          </table:table-cell>
          <table:table-cell office:value-type="string">
            <text:p>305.0</text:p>
          </table:table-cell>
          <table:table-cell office:value-type="string">
            <text:p>3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2.000</text:p>
          </table:table-cell>
          <table:table-cell office:value-type="string">
            <text:p>231.000</text:p>
          </table:table-cell>
          <table:table-cell office:value-type="string">
            <text:p>286.0</text:p>
          </table:table-cell>
          <table:table-cell office:value-type="string">
            <text:p>1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5.000</text:p>
          </table:table-cell>
          <table:table-cell office:value-type="string">
            <text:p>234.000</text:p>
          </table:table-cell>
          <table:table-cell office:value-type="string">
            <text:p>323.0</text:p>
          </table:table-cell>
          <table:table-cell office:value-type="string">
            <text:p>2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7.000</text:p>
          </table:table-cell>
          <table:table-cell office:value-type="string">
            <text:p>239.000</text:p>
          </table:table-cell>
          <table:table-cell office:value-type="string">
            <text:p>269.0</text:p>
          </table:table-cell>
          <table:table-cell office:value-type="string">
            <text:p>6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9.000</text:p>
          </table:table-cell>
          <table:table-cell office:value-type="string">
            <text:p>248.000</text:p>
          </table:table-cell>
          <table:table-cell office:value-type="string">
            <text:p>286.0</text:p>
          </table:table-cell>
          <table:table-cell office:value-type="string">
            <text:p>1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2.000</text:p>
          </table:table-cell>
          <table:table-cell office:value-type="string">
            <text:p>248.000</text:p>
          </table:table-cell>
          <table:table-cell office:value-type="string">
            <text:p>283.0</text:p>
          </table:table-cell>
          <table:table-cell office:value-type="string">
            <text:p>4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2.000</text:p>
          </table:table-cell>
          <table:table-cell office:value-type="string">
            <text:p>248.000</text:p>
          </table:table-cell>
          <table:table-cell office:value-type="string">
            <text:p>283.0</text:p>
          </table:table-cell>
          <table:table-cell office:value-type="string">
            <text:p>3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4.000</text:p>
          </table:table-cell>
          <table:table-cell office:value-type="string">
            <text:p>252.000</text:p>
          </table:table-cell>
          <table:table-cell office:value-type="string">
            <text:p>279.0</text:p>
          </table:table-cell>
          <table:table-cell office:value-type="string">
            <text:p>5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3.000</text:p>
          </table:table-cell>
          <table:table-cell office:value-type="string">
            <text:p>256.000</text:p>
          </table:table-cell>
          <table:table-cell office:value-type="string">
            <text:p>291.0</text:p>
          </table:table-cell>
          <table:table-cell office:value-type="string">
            <text:p>4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6.000</text:p>
          </table:table-cell>
          <table:table-cell office:value-type="string">
            <text:p>258.000</text:p>
          </table:table-cell>
          <table:table-cell office:value-type="string">
            <text:p>316.0</text:p>
          </table:table-cell>
          <table:table-cell office:value-type="string">
            <text:p>6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6.000</text:p>
          </table:table-cell>
          <table:table-cell office:value-type="string">
            <text:p>258.000</text:p>
          </table:table-cell>
          <table:table-cell office:value-type="string">
            <text:p>316.0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5.000</text:p>
          </table:table-cell>
          <table:table-cell office:value-type="string">
            <text:p>261.000</text:p>
          </table:table-cell>
          <table:table-cell office:value-type="string">
            <text:p>298.0</text:p>
          </table:table-cell>
          <table:table-cell office:value-type="string">
            <text:p>5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4.000</text:p>
          </table:table-cell>
          <table:table-cell office:value-type="string">
            <text:p>265.000</text:p>
          </table:table-cell>
          <table:table-cell office:value-type="string">
            <text:p>240.0</text:p>
          </table:table-cell>
          <table:table-cell office:value-type="string">
            <text:p>8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8.000</text:p>
          </table:table-cell>
          <table:table-cell office:value-type="string">
            <text:p>266.000</text:p>
          </table:table-cell>
          <table:table-cell office:value-type="string">
            <text:p>268.0</text:p>
          </table:table-cell>
          <table:table-cell office:value-type="string">
            <text:p>7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6.000</text:p>
          </table:table-cell>
          <table:table-cell office:value-type="string">
            <text:p>267.000</text:p>
          </table:table-cell>
          <table:table-cell office:value-type="string">
            <text:p>290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3.000</text:p>
          </table:table-cell>
          <table:table-cell office:value-type="string">
            <text:p>275.000</text:p>
          </table:table-cell>
          <table:table-cell office:value-type="string">
            <text:p>256.0</text:p>
          </table:table-cell>
          <table:table-cell office:value-type="string">
            <text:p>5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3.000</text:p>
          </table:table-cell>
          <table:table-cell office:value-type="string">
            <text:p>278.000</text:p>
          </table:table-cell>
          <table:table-cell office:value-type="string">
            <text:p>235.0</text:p>
          </table:table-cell>
          <table:table-cell office:value-type="string">
            <text:p>7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5.000</text:p>
          </table:table-cell>
          <table:table-cell office:value-type="string">
            <text:p>288.000</text:p>
          </table:table-cell>
          <table:table-cell office:value-type="string">
            <text:p>274.0</text:p>
          </table:table-cell>
          <table:table-cell office:value-type="string">
            <text:p>7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15.000</text:p>
          </table:table-cell>
          <table:table-cell office:value-type="string">
            <text:p>297.000</text:p>
          </table:table-cell>
          <table:table-cell office:value-type="string">
            <text:p>273.0</text:p>
          </table:table-cell>
          <table:table-cell office:value-type="string">
            <text:p>7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9.000</text:p>
          </table:table-cell>
          <table:table-cell office:value-type="string">
            <text:p>163.000</text:p>
          </table:table-cell>
          <table:table-cell office:value-type="string">
            <text:p>276.0</text:p>
          </table:table-cell>
          <table:table-cell office:value-type="string">
            <text:p>4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2.000</text:p>
          </table:table-cell>
          <table:table-cell office:value-type="string">
            <text:p>168.000</text:p>
          </table:table-cell>
          <table:table-cell office:value-type="string">
            <text:p>300.0</text:p>
          </table:table-cell>
          <table:table-cell office:value-type="string">
            <text:p>2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5.000</text:p>
          </table:table-cell>
          <table:table-cell office:value-type="string">
            <text:p>171.000</text:p>
          </table:table-cell>
          <table:table-cell office:value-type="string">
            <text:p>314.0</text:p>
          </table:table-cell>
          <table:table-cell office:value-type="string">
            <text:p>2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8.000</text:p>
          </table:table-cell>
          <table:table-cell office:value-type="string">
            <text:p>171.000</text:p>
          </table:table-cell>
          <table:table-cell office:value-type="string">
            <text:p>300.0</text:p>
          </table:table-cell>
          <table:table-cell office:value-type="string">
            <text:p>1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9.000</text:p>
          </table:table-cell>
          <table:table-cell office:value-type="string">
            <text:p>176.000</text:p>
          </table:table-cell>
          <table:table-cell office:value-type="string">
            <text:p>336.0</text:p>
          </table:table-cell>
          <table:table-cell office:value-type="string">
            <text:p>3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6.000</text:p>
          </table:table-cell>
          <table:table-cell office:value-type="string">
            <text:p>177.000</text:p>
          </table:table-cell>
          <table:table-cell office:value-type="string">
            <text:p>339.0</text:p>
          </table:table-cell>
          <table:table-cell office:value-type="string">
            <text:p>2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2.000</text:p>
          </table:table-cell>
          <table:table-cell office:value-type="string">
            <text:p>183.000</text:p>
          </table:table-cell>
          <table:table-cell office:value-type="string">
            <text:p>1.0</text:p>
          </table:table-cell>
          <table:table-cell office:value-type="string">
            <text:p>1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7.000</text:p>
          </table:table-cell>
          <table:table-cell office:value-type="string">
            <text:p>185.000</text:p>
          </table:table-cell>
          <table:table-cell office:value-type="string">
            <text:p>22.0</text:p>
          </table:table-cell>
          <table:table-cell office:value-type="string">
            <text:p>3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2.000</text:p>
          </table:table-cell>
          <table:table-cell office:value-type="string">
            <text:p>188.000</text:p>
          </table:table-cell>
          <table:table-cell office:value-type="string">
            <text:p>0.0</text:p>
          </table:table-cell>
          <table:table-cell office:value-type="string">
            <text:p>1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4.000</text:p>
          </table:table-cell>
          <table:table-cell office:value-type="string">
            <text:p>190.000</text:p>
          </table:table-cell>
          <table:table-cell office:value-type="string">
            <text:p>11.0</text:p>
          </table:table-cell>
          <table:table-cell office:value-type="string">
            <text:p>1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9.000</text:p>
          </table:table-cell>
          <table:table-cell office:value-type="string">
            <text:p>191.000</text:p>
          </table:table-cell>
          <table:table-cell office:value-type="string">
            <text:p>350.0</text:p>
          </table:table-cell>
          <table:table-cell office:value-type="string">
            <text:p>1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3.000</text:p>
          </table:table-cell>
          <table:table-cell office:value-type="string">
            <text:p>193.000</text:p>
          </table:table-cell>
          <table:table-cell office:value-type="string">
            <text:p>21.0</text:p>
          </table:table-cell>
          <table:table-cell office:value-type="string">
            <text:p>1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5.000</text:p>
          </table:table-cell>
          <table:table-cell office:value-type="string">
            <text:p>194.000</text:p>
          </table:table-cell>
          <table:table-cell office:value-type="string">
            <text:p>19.0</text:p>
          </table:table-cell>
          <table:table-cell office:value-type="string">
            <text:p>1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9.000</text:p>
          </table:table-cell>
          <table:table-cell office:value-type="string">
            <text:p>203.000</text:p>
          </table:table-cell>
          <table:table-cell office:value-type="string">
            <text:p>5.0</text:p>
          </table:table-cell>
          <table:table-cell office:value-type="string">
            <text:p>2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5.000</text:p>
          </table:table-cell>
          <table:table-cell office:value-type="string">
            <text:p>205.000</text:p>
          </table:table-cell>
          <table:table-cell office:value-type="string">
            <text:p>310.0</text:p>
          </table:table-cell>
          <table:table-cell office:value-type="string">
            <text:p>2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7.000</text:p>
          </table:table-cell>
          <table:table-cell office:value-type="string">
            <text:p>209.000</text:p>
          </table:table-cell>
          <table:table-cell office:value-type="string">
            <text:p>318.0</text:p>
          </table:table-cell>
          <table:table-cell office:value-type="string">
            <text:p>2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5.000</text:p>
          </table:table-cell>
          <table:table-cell office:value-type="string">
            <text:p>219.000</text:p>
          </table:table-cell>
          <table:table-cell office:value-type="string">
            <text:p>289.0</text:p>
          </table:table-cell>
          <table:table-cell office:value-type="string">
            <text:p>3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8.000</text:p>
          </table:table-cell>
          <table:table-cell office:value-type="string">
            <text:p>224.000</text:p>
          </table:table-cell>
          <table:table-cell office:value-type="string">
            <text:p>301.0</text:p>
          </table:table-cell>
          <table:table-cell office:value-type="string">
            <text:p>2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8.000</text:p>
          </table:table-cell>
          <table:table-cell office:value-type="string">
            <text:p>228.000</text:p>
          </table:table-cell>
          <table:table-cell office:value-type="string">
            <text:p>308.0</text:p>
          </table:table-cell>
          <table:table-cell office:value-type="string">
            <text:p>2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6.000</text:p>
          </table:table-cell>
          <table:table-cell office:value-type="string">
            <text:p>234.000</text:p>
          </table:table-cell>
          <table:table-cell office:value-type="string">
            <text:p>288.0</text:p>
          </table:table-cell>
          <table:table-cell office:value-type="string">
            <text:p>4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3.000</text:p>
          </table:table-cell>
          <table:table-cell office:value-type="string">
            <text:p>235.000</text:p>
          </table:table-cell>
          <table:table-cell office:value-type="string">
            <text:p>359.0</text:p>
          </table:table-cell>
          <table:table-cell office:value-type="string">
            <text:p>2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9.000</text:p>
          </table:table-cell>
          <table:table-cell office:value-type="string">
            <text:p>255.000</text:p>
          </table:table-cell>
          <table:table-cell office:value-type="string">
            <text:p>283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2.000</text:p>
          </table:table-cell>
          <table:table-cell office:value-type="string">
            <text:p>255.000</text:p>
          </table:table-cell>
          <table:table-cell office:value-type="string">
            <text:p>288.0</text:p>
          </table:table-cell>
          <table:table-cell office:value-type="string">
            <text:p>6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4.000</text:p>
          </table:table-cell>
          <table:table-cell office:value-type="string">
            <text:p>258.000</text:p>
          </table:table-cell>
          <table:table-cell office:value-type="string">
            <text:p>272.0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0.000</text:p>
          </table:table-cell>
          <table:table-cell office:value-type="string">
            <text:p>259.000</text:p>
          </table:table-cell>
          <table:table-cell office:value-type="string">
            <text:p>262.0</text:p>
          </table:table-cell>
          <table:table-cell office:value-type="string">
            <text:p>5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9.000</text:p>
          </table:table-cell>
          <table:table-cell office:value-type="string">
            <text:p>261.000</text:p>
          </table:table-cell>
          <table:table-cell office:value-type="string">
            <text:p>264.0</text:p>
          </table:table-cell>
          <table:table-cell office:value-type="string">
            <text:p>6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0.000</text:p>
          </table:table-cell>
          <table:table-cell office:value-type="string">
            <text:p>264.000</text:p>
          </table:table-cell>
          <table:table-cell office:value-type="string">
            <text:p>276.0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8.000</text:p>
          </table:table-cell>
          <table:table-cell office:value-type="string">
            <text:p>268.000</text:p>
          </table:table-cell>
          <table:table-cell office:value-type="string">
            <text:p>301.0</text:p>
          </table:table-cell>
          <table:table-cell office:value-type="string">
            <text:p>7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1.000</text:p>
          </table:table-cell>
          <table:table-cell office:value-type="string">
            <text:p>272.000</text:p>
          </table:table-cell>
          <table:table-cell office:value-type="string">
            <text:p>251.0</text:p>
          </table:table-cell>
          <table:table-cell office:value-type="string">
            <text:p>7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1.000</text:p>
          </table:table-cell>
          <table:table-cell office:value-type="string">
            <text:p>279.000</text:p>
          </table:table-cell>
          <table:table-cell office:value-type="string">
            <text:p>245.0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9.000</text:p>
          </table:table-cell>
          <table:table-cell office:value-type="string">
            <text:p>282.000</text:p>
          </table:table-cell>
          <table:table-cell office:value-type="string">
            <text:p>254.0</text:p>
          </table:table-cell>
          <table:table-cell office:value-type="string">
            <text:p>7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1.000</text:p>
          </table:table-cell>
          <table:table-cell office:value-type="string">
            <text:p>293.000</text:p>
          </table:table-cell>
          <table:table-cell office:value-type="string">
            <text:p>85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23.000</text:p>
          </table:table-cell>
          <table:table-cell office:value-type="string">
            <text:p>295.000</text:p>
          </table:table-cell>
          <table:table-cell office:value-type="string">
            <text:p>271.0</text:p>
          </table:table-cell>
          <table:table-cell office:value-type="string">
            <text:p>5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4.000</text:p>
          </table:table-cell>
          <table:table-cell office:value-type="string">
            <text:p>156.000</text:p>
          </table:table-cell>
          <table:table-cell office:value-type="string">
            <text:p>250.0</text:p>
          </table:table-cell>
          <table:table-cell office:value-type="string">
            <text:p>1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1.000</text:p>
          </table:table-cell>
          <table:table-cell office:value-type="string">
            <text:p>160.000</text:p>
          </table:table-cell>
          <table:table-cell office:value-type="string">
            <text:p>278.0</text:p>
          </table:table-cell>
          <table:table-cell office:value-type="string">
            <text:p>2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6.000</text:p>
          </table:table-cell>
          <table:table-cell office:value-type="string">
            <text:p>160.000</text:p>
          </table:table-cell>
          <table:table-cell office:value-type="string">
            <text:p>265.0</text:p>
          </table:table-cell>
          <table:table-cell office:value-type="string">
            <text:p>3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3.000</text:p>
          </table:table-cell>
          <table:table-cell office:value-type="string">
            <text:p>167.000</text:p>
          </table:table-cell>
          <table:table-cell office:value-type="string">
            <text:p>91.0</text:p>
          </table:table-cell>
          <table:table-cell office:value-type="string">
            <text:p>5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9.000</text:p>
          </table:table-cell>
          <table:table-cell office:value-type="string">
            <text:p>168.000</text:p>
          </table:table-cell>
          <table:table-cell office:value-type="string">
            <text:p>66.0</text:p>
          </table:table-cell>
          <table:table-cell office:value-type="string">
            <text:p>5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7.000</text:p>
          </table:table-cell>
          <table:table-cell office:value-type="string">
            <text:p>168.000</text:p>
          </table:table-cell>
          <table:table-cell office:value-type="string">
            <text:p>89.0</text:p>
          </table:table-cell>
          <table:table-cell office:value-type="string">
            <text:p>6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3.000</text:p>
          </table:table-cell>
          <table:table-cell office:value-type="string">
            <text:p>171.000</text:p>
          </table:table-cell>
          <table:table-cell office:value-type="string">
            <text:p>278.0</text:p>
          </table:table-cell>
          <table:table-cell office:value-type="string">
            <text:p>3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0.000</text:p>
          </table:table-cell>
          <table:table-cell office:value-type="string">
            <text:p>171.000</text:p>
          </table:table-cell>
          <table:table-cell office:value-type="string">
            <text:p>338.0</text:p>
          </table:table-cell>
          <table:table-cell office:value-type="string">
            <text:p>1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5.000</text:p>
          </table:table-cell>
          <table:table-cell office:value-type="string">
            <text:p>174.000</text:p>
          </table:table-cell>
          <table:table-cell office:value-type="string">
            <text:p>305.0</text:p>
          </table:table-cell>
          <table:table-cell office:value-type="string">
            <text:p>2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9.000</text:p>
          </table:table-cell>
          <table:table-cell office:value-type="string">
            <text:p>174.000</text:p>
          </table:table-cell>
          <table:table-cell office:value-type="string">
            <text:p>284.0</text:p>
          </table:table-cell>
          <table:table-cell office:value-type="string">
            <text:p>3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9.000</text:p>
          </table:table-cell>
          <table:table-cell office:value-type="string">
            <text:p>177.000</text:p>
          </table:table-cell>
          <table:table-cell office:value-type="string">
            <text:p>3.0</text:p>
          </table:table-cell>
          <table:table-cell office:value-type="string">
            <text:p>2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9.000</text:p>
          </table:table-cell>
          <table:table-cell office:value-type="string">
            <text:p>180.000</text:p>
          </table:table-cell>
          <table:table-cell office:value-type="string">
            <text:p>343.0</text:p>
          </table:table-cell>
          <table:table-cell office:value-type="string">
            <text:p>3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2.000</text:p>
          </table:table-cell>
          <table:table-cell office:value-type="string">
            <text:p>184.000</text:p>
          </table:table-cell>
          <table:table-cell office:value-type="string">
            <text:p>359.0</text:p>
          </table:table-cell>
          <table:table-cell office:value-type="string">
            <text:p>2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8.000</text:p>
          </table:table-cell>
          <table:table-cell office:value-type="string">
            <text:p>185.000</text:p>
          </table:table-cell>
          <table:table-cell office:value-type="string">
            <text:p>352.0</text:p>
          </table:table-cell>
          <table:table-cell office:value-type="string">
            <text:p>2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8.000</text:p>
          </table:table-cell>
          <table:table-cell office:value-type="string">
            <text:p>186.000</text:p>
          </table:table-cell>
          <table:table-cell office:value-type="string">
            <text:p>19.0</text:p>
          </table:table-cell>
          <table:table-cell office:value-type="string">
            <text:p>2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1.000</text:p>
          </table:table-cell>
          <table:table-cell office:value-type="string">
            <text:p>191.000</text:p>
          </table:table-cell>
          <table:table-cell office:value-type="string">
            <text:p>21.0</text:p>
          </table:table-cell>
          <table:table-cell office:value-type="string">
            <text:p>4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8.000</text:p>
          </table:table-cell>
          <table:table-cell office:value-type="string">
            <text:p>195.000</text:p>
          </table:table-cell>
          <table:table-cell office:value-type="string">
            <text:p>25.0</text:p>
          </table:table-cell>
          <table:table-cell office:value-type="string">
            <text:p>4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4.000</text:p>
          </table:table-cell>
          <table:table-cell office:value-type="string">
            <text:p>200.000</text:p>
          </table:table-cell>
          <table:table-cell office:value-type="string">
            <text:p>9.0</text:p>
          </table:table-cell>
          <table:table-cell office:value-type="string">
            <text:p>3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1.000</text:p>
          </table:table-cell>
          <table:table-cell office:value-type="string">
            <text:p>201.000</text:p>
          </table:table-cell>
          <table:table-cell office:value-type="string">
            <text:p>5.0</text:p>
          </table:table-cell>
          <table:table-cell office:value-type="string">
            <text:p>2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7.000</text:p>
          </table:table-cell>
          <table:table-cell office:value-type="string">
            <text:p>203.000</text:p>
          </table:table-cell>
          <table:table-cell office:value-type="string">
            <text:p>353.0</text:p>
          </table:table-cell>
          <table:table-cell office:value-type="string">
            <text:p>1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4.000</text:p>
          </table:table-cell>
          <table:table-cell office:value-type="string">
            <text:p>204.000</text:p>
          </table:table-cell>
          <table:table-cell office:value-type="string">
            <text:p>9.0</text:p>
          </table:table-cell>
          <table:table-cell office:value-type="string">
            <text:p>2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9.000</text:p>
          </table:table-cell>
          <table:table-cell office:value-type="string">
            <text:p>206.000</text:p>
          </table:table-cell>
          <table:table-cell office:value-type="string">
            <text:p>32.0</text:p>
          </table:table-cell>
          <table:table-cell office:value-type="string">
            <text:p>4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4.000</text:p>
          </table:table-cell>
          <table:table-cell office:value-type="string">
            <text:p>209.000</text:p>
          </table:table-cell>
          <table:table-cell office:value-type="string">
            <text:p>329.0</text:p>
          </table:table-cell>
          <table:table-cell office:value-type="string">
            <text:p>1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0.000</text:p>
          </table:table-cell>
          <table:table-cell office:value-type="string">
            <text:p>210.000</text:p>
          </table:table-cell>
          <table:table-cell office:value-type="string">
            <text:p>316.0</text:p>
          </table:table-cell>
          <table:table-cell office:value-type="string">
            <text:p>2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4.000</text:p>
          </table:table-cell>
          <table:table-cell office:value-type="string">
            <text:p>213.000</text:p>
          </table:table-cell>
          <table:table-cell office:value-type="string">
            <text:p>54.0</text:p>
          </table:table-cell>
          <table:table-cell office:value-type="string">
            <text:p>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6.000</text:p>
          </table:table-cell>
          <table:table-cell office:value-type="string">
            <text:p>213.000</text:p>
          </table:table-cell>
          <table:table-cell office:value-type="string">
            <text:p>339.0</text:p>
          </table:table-cell>
          <table:table-cell office:value-type="string">
            <text:p>2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8.000</text:p>
          </table:table-cell>
          <table:table-cell office:value-type="string">
            <text:p>217.000</text:p>
          </table:table-cell>
          <table:table-cell office:value-type="string">
            <text:p>330.0</text:p>
          </table:table-cell>
          <table:table-cell office:value-type="string">
            <text:p>2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8.000</text:p>
          </table:table-cell>
          <table:table-cell office:value-type="string">
            <text:p>219.000</text:p>
          </table:table-cell>
          <table:table-cell office:value-type="string">
            <text:p>307.0</text:p>
          </table:table-cell>
          <table:table-cell office:value-type="string">
            <text:p>2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1.000</text:p>
          </table:table-cell>
          <table:table-cell office:value-type="string">
            <text:p>220.000</text:p>
          </table:table-cell>
          <table:table-cell office:value-type="string">
            <text:p>323.0</text:p>
          </table:table-cell>
          <table:table-cell office:value-type="string">
            <text:p>2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9.000</text:p>
          </table:table-cell>
          <table:table-cell office:value-type="string">
            <text:p>222.000</text:p>
          </table:table-cell>
          <table:table-cell office:value-type="string">
            <text:p>315.0</text:p>
          </table:table-cell>
          <table:table-cell office:value-type="string">
            <text:p>2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9.000</text:p>
          </table:table-cell>
          <table:table-cell office:value-type="string">
            <text:p>224.000</text:p>
          </table:table-cell>
          <table:table-cell office:value-type="string">
            <text:p>345.0</text:p>
          </table:table-cell>
          <table:table-cell office:value-type="string">
            <text:p>2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4.000</text:p>
          </table:table-cell>
          <table:table-cell office:value-type="string">
            <text:p>228.000</text:p>
          </table:table-cell>
          <table:table-cell office:value-type="string">
            <text:p>323.0</text:p>
          </table:table-cell>
          <table:table-cell office:value-type="string">
            <text:p>3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4.000</text:p>
          </table:table-cell>
          <table:table-cell office:value-type="string">
            <text:p>230.000</text:p>
          </table:table-cell>
          <table:table-cell office:value-type="string">
            <text:p>290.0</text:p>
          </table:table-cell>
          <table:table-cell office:value-type="string">
            <text:p>4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8.000</text:p>
          </table:table-cell>
          <table:table-cell office:value-type="string">
            <text:p>233.000</text:p>
          </table:table-cell>
          <table:table-cell office:value-type="string">
            <text:p>328.0</text:p>
          </table:table-cell>
          <table:table-cell office:value-type="string">
            <text:p>4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4.000</text:p>
          </table:table-cell>
          <table:table-cell office:value-type="string">
            <text:p>234.000</text:p>
          </table:table-cell>
          <table:table-cell office:value-type="string">
            <text:p>280.0</text:p>
          </table:table-cell>
          <table:table-cell office:value-type="string">
            <text:p>3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7.000</text:p>
          </table:table-cell>
          <table:table-cell office:value-type="string">
            <text:p>236.000</text:p>
          </table:table-cell>
          <table:table-cell office:value-type="string">
            <text:p>270.0</text:p>
          </table:table-cell>
          <table:table-cell office:value-type="string">
            <text:p>5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6.000</text:p>
          </table:table-cell>
          <table:table-cell office:value-type="string">
            <text:p>245.000</text:p>
          </table:table-cell>
          <table:table-cell office:value-type="string">
            <text:p>320.0</text:p>
          </table:table-cell>
          <table:table-cell office:value-type="string">
            <text:p>4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8.000</text:p>
          </table:table-cell>
          <table:table-cell office:value-type="string">
            <text:p>245.000</text:p>
          </table:table-cell>
          <table:table-cell office:value-type="string">
            <text:p>303.0</text:p>
          </table:table-cell>
          <table:table-cell office:value-type="string">
            <text:p>4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2.000</text:p>
          </table:table-cell>
          <table:table-cell office:value-type="string">
            <text:p>258.000</text:p>
          </table:table-cell>
          <table:table-cell office:value-type="string">
            <text:p>310.0</text:p>
          </table:table-cell>
          <table:table-cell office:value-type="string">
            <text:p>8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5.000</text:p>
          </table:table-cell>
          <table:table-cell office:value-type="string">
            <text:p>262.000</text:p>
          </table:table-cell>
          <table:table-cell office:value-type="string">
            <text:p>259.0</text:p>
          </table:table-cell>
          <table:table-cell office:value-type="string">
            <text:p>7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8.000</text:p>
          </table:table-cell>
          <table:table-cell office:value-type="string">
            <text:p>262.000</text:p>
          </table:table-cell>
          <table:table-cell office:value-type="string">
            <text:p>348.0</text:p>
          </table:table-cell>
          <table:table-cell office:value-type="string">
            <text:p>8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0.000</text:p>
          </table:table-cell>
          <table:table-cell office:value-type="string">
            <text:p>264.000</text:p>
          </table:table-cell>
          <table:table-cell office:value-type="string">
            <text:p>271.0</text:p>
          </table:table-cell>
          <table:table-cell office:value-type="string">
            <text:p>5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6.000</text:p>
          </table:table-cell>
          <table:table-cell office:value-type="string">
            <text:p>269.000</text:p>
          </table:table-cell>
          <table:table-cell office:value-type="string">
            <text:p>334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2.000</text:p>
          </table:table-cell>
          <table:table-cell office:value-type="string">
            <text:p>269.000</text:p>
          </table:table-cell>
          <table:table-cell office:value-type="string">
            <text:p>24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2.000</text:p>
          </table:table-cell>
          <table:table-cell office:value-type="string">
            <text:p>269.000</text:p>
          </table:table-cell>
          <table:table-cell office:value-type="string">
            <text:p>20.0</text:p>
          </table:table-cell>
          <table:table-cell office:value-type="string">
            <text:p>8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9.000</text:p>
          </table:table-cell>
          <table:table-cell office:value-type="string">
            <text:p>273.000</text:p>
          </table:table-cell>
          <table:table-cell office:value-type="string">
            <text:p>46.0</text:p>
          </table:table-cell>
          <table:table-cell office:value-type="string">
            <text:p>7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5.000</text:p>
          </table:table-cell>
          <table:table-cell office:value-type="string">
            <text:p>275.000</text:p>
          </table:table-cell>
          <table:table-cell office:value-type="string">
            <text:p>240.0</text:p>
          </table:table-cell>
          <table:table-cell office:value-type="string">
            <text:p>8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7.000</text:p>
          </table:table-cell>
          <table:table-cell office:value-type="string">
            <text:p>280.000</text:p>
          </table:table-cell>
          <table:table-cell office:value-type="string">
            <text:p>274.0</text:p>
          </table:table-cell>
          <table:table-cell office:value-type="string">
            <text:p>8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3.000</text:p>
          </table:table-cell>
          <table:table-cell office:value-type="string">
            <text:p>283.000</text:p>
          </table:table-cell>
          <table:table-cell office:value-type="string">
            <text:p>254.0</text:p>
          </table:table-cell>
          <table:table-cell office:value-type="string">
            <text:p>8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35.000</text:p>
          </table:table-cell>
          <table:table-cell office:value-type="string">
            <text:p>286.000</text:p>
          </table:table-cell>
          <table:table-cell office:value-type="string">
            <text:p>260.0</text:p>
          </table:table-cell>
          <table:table-cell office:value-type="string">
            <text:p>8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4.000</text:p>
          </table:table-cell>
          <table:table-cell office:value-type="string">
            <text:p>151.000</text:p>
          </table:table-cell>
          <table:table-cell office:value-type="string">
            <text:p>222.0</text:p>
          </table:table-cell>
          <table:table-cell office:value-type="string">
            <text:p>1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7.000</text:p>
          </table:table-cell>
          <table:table-cell office:value-type="string">
            <text:p>153.000</text:p>
          </table:table-cell>
          <table:table-cell office:value-type="string">
            <text:p>228.0</text:p>
          </table:table-cell>
          <table:table-cell office:value-type="string">
            <text:p>1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4.000</text:p>
          </table:table-cell>
          <table:table-cell office:value-type="string">
            <text:p>154.000</text:p>
          </table:table-cell>
          <table:table-cell office:value-type="string">
            <text:p>215.0</text:p>
          </table:table-cell>
          <table:table-cell office:value-type="string">
            <text:p>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4.000</text:p>
          </table:table-cell>
          <table:table-cell office:value-type="string">
            <text:p>163.000</text:p>
          </table:table-cell>
          <table:table-cell office:value-type="string">
            <text:p>76.0</text:p>
          </table:table-cell>
          <table:table-cell office:value-type="string">
            <text:p>8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0.000</text:p>
          </table:table-cell>
          <table:table-cell office:value-type="string">
            <text:p>170.000</text:p>
          </table:table-cell>
          <table:table-cell office:value-type="string">
            <text:p>295.0</text:p>
          </table:table-cell>
          <table:table-cell office:value-type="string">
            <text:p>4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1.000</text:p>
          </table:table-cell>
          <table:table-cell office:value-type="string">
            <text:p>177.000</text:p>
          </table:table-cell>
          <table:table-cell office:value-type="string">
            <text:p>269.0</text:p>
          </table:table-cell>
          <table:table-cell office:value-type="string">
            <text:p>4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2.000</text:p>
          </table:table-cell>
          <table:table-cell office:value-type="string">
            <text:p>177.000</text:p>
          </table:table-cell>
          <table:table-cell office:value-type="string">
            <text:p>357.0</text:p>
          </table:table-cell>
          <table:table-cell office:value-type="string">
            <text:p>2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9.000</text:p>
          </table:table-cell>
          <table:table-cell office:value-type="string">
            <text:p>182.000</text:p>
          </table:table-cell>
          <table:table-cell office:value-type="string">
            <text:p>344.0</text:p>
          </table:table-cell>
          <table:table-cell office:value-type="string">
            <text:p>1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9.000</text:p>
          </table:table-cell>
          <table:table-cell office:value-type="string">
            <text:p>185.000</text:p>
          </table:table-cell>
          <table:table-cell office:value-type="string">
            <text:p>352.0</text:p>
          </table:table-cell>
          <table:table-cell office:value-type="string">
            <text:p>2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7.000</text:p>
          </table:table-cell>
          <table:table-cell office:value-type="string">
            <text:p>186.000</text:p>
          </table:table-cell>
          <table:table-cell office:value-type="string">
            <text:p>10.0</text:p>
          </table:table-cell>
          <table:table-cell office:value-type="string">
            <text:p>2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6.000</text:p>
          </table:table-cell>
          <table:table-cell office:value-type="string">
            <text:p>189.000</text:p>
          </table:table-cell>
          <table:table-cell office:value-type="string">
            <text:p>352.0</text:p>
          </table:table-cell>
          <table:table-cell office:value-type="string">
            <text:p>2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8.000</text:p>
          </table:table-cell>
          <table:table-cell office:value-type="string">
            <text:p>189.000</text:p>
          </table:table-cell>
          <table:table-cell office:value-type="string">
            <text:p>350.0</text:p>
          </table:table-cell>
          <table:table-cell office:value-type="string">
            <text:p>3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1.000</text:p>
          </table:table-cell>
          <table:table-cell office:value-type="string">
            <text:p>194.000</text:p>
          </table:table-cell>
          <table:table-cell office:value-type="string">
            <text:p>359.0</text:p>
          </table:table-cell>
          <table:table-cell office:value-type="string">
            <text:p>2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3.000</text:p>
          </table:table-cell>
          <table:table-cell office:value-type="string">
            <text:p>202.000</text:p>
          </table:table-cell>
          <table:table-cell office:value-type="string">
            <text:p>14.0</text:p>
          </table:table-cell>
          <table:table-cell office:value-type="string">
            <text:p>3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9.000</text:p>
          </table:table-cell>
          <table:table-cell office:value-type="string">
            <text:p>210.000</text:p>
          </table:table-cell>
          <table:table-cell office:value-type="string">
            <text:p>349.0</text:p>
          </table:table-cell>
          <table:table-cell office:value-type="string">
            <text:p>3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7.000</text:p>
          </table:table-cell>
          <table:table-cell office:value-type="string">
            <text:p>214.000</text:p>
          </table:table-cell>
          <table:table-cell office:value-type="string">
            <text:p>319.0</text:p>
          </table:table-cell>
          <table:table-cell office:value-type="string">
            <text:p>2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4.000</text:p>
          </table:table-cell>
          <table:table-cell office:value-type="string">
            <text:p>214.000</text:p>
          </table:table-cell>
          <table:table-cell office:value-type="string">
            <text:p>310.0</text:p>
          </table:table-cell>
          <table:table-cell office:value-type="string">
            <text:p>2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6.000</text:p>
          </table:table-cell>
          <table:table-cell office:value-type="string">
            <text:p>215.000</text:p>
          </table:table-cell>
          <table:table-cell office:value-type="string">
            <text:p>325.0</text:p>
          </table:table-cell>
          <table:table-cell office:value-type="string">
            <text:p>2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1.000</text:p>
          </table:table-cell>
          <table:table-cell office:value-type="string">
            <text:p>217.000</text:p>
          </table:table-cell>
          <table:table-cell office:value-type="string">
            <text:p>327.0</text:p>
          </table:table-cell>
          <table:table-cell office:value-type="string">
            <text:p>2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8.000</text:p>
          </table:table-cell>
          <table:table-cell office:value-type="string">
            <text:p>220.000</text:p>
          </table:table-cell>
          <table:table-cell office:value-type="string">
            <text:p>331.0</text:p>
          </table:table-cell>
          <table:table-cell office:value-type="string">
            <text:p>4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1.000</text:p>
          </table:table-cell>
          <table:table-cell office:value-type="string">
            <text:p>223.000</text:p>
          </table:table-cell>
          <table:table-cell office:value-type="string">
            <text:p>336.0</text:p>
          </table:table-cell>
          <table:table-cell office:value-type="string">
            <text:p>2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7.000</text:p>
          </table:table-cell>
          <table:table-cell office:value-type="string">
            <text:p>224.000</text:p>
          </table:table-cell>
          <table:table-cell office:value-type="string">
            <text:p>301.0</text:p>
          </table:table-cell>
          <table:table-cell office:value-type="string">
            <text:p>4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0.000</text:p>
          </table:table-cell>
          <table:table-cell office:value-type="string">
            <text:p>225.000</text:p>
          </table:table-cell>
          <table:table-cell office:value-type="string">
            <text:p>324.0</text:p>
          </table:table-cell>
          <table:table-cell office:value-type="string">
            <text:p>3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1.000</text:p>
          </table:table-cell>
          <table:table-cell office:value-type="string">
            <text:p>231.000</text:p>
          </table:table-cell>
          <table:table-cell office:value-type="string">
            <text:p>329.0</text:p>
          </table:table-cell>
          <table:table-cell office:value-type="string">
            <text:p>3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2.000</text:p>
          </table:table-cell>
          <table:table-cell office:value-type="string">
            <text:p>236.000</text:p>
          </table:table-cell>
          <table:table-cell office:value-type="string">
            <text:p>338.0</text:p>
          </table:table-cell>
          <table:table-cell office:value-type="string">
            <text:p>4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3.000</text:p>
          </table:table-cell>
          <table:table-cell office:value-type="string">
            <text:p>237.000</text:p>
          </table:table-cell>
          <table:table-cell office:value-type="string">
            <text:p>315.0</text:p>
          </table:table-cell>
          <table:table-cell office:value-type="string">
            <text:p>5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2.000</text:p>
          </table:table-cell>
          <table:table-cell office:value-type="string">
            <text:p>242.000</text:p>
          </table:table-cell>
          <table:table-cell office:value-type="string">
            <text:p>351.0</text:p>
          </table:table-cell>
          <table:table-cell office:value-type="string">
            <text:p>4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5.000</text:p>
          </table:table-cell>
          <table:table-cell office:value-type="string">
            <text:p>243.000</text:p>
          </table:table-cell>
          <table:table-cell office:value-type="string">
            <text:p>7.0</text:p>
          </table:table-cell>
          <table:table-cell office:value-type="string">
            <text:p>5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6.000</text:p>
          </table:table-cell>
          <table:table-cell office:value-type="string">
            <text:p>245.000</text:p>
          </table:table-cell>
          <table:table-cell office:value-type="string">
            <text:p>317.0</text:p>
          </table:table-cell>
          <table:table-cell office:value-type="string">
            <text:p>6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9.000</text:p>
          </table:table-cell>
          <table:table-cell office:value-type="string">
            <text:p>247.000</text:p>
          </table:table-cell>
          <table:table-cell office:value-type="string">
            <text:p>340.0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6.000</text:p>
          </table:table-cell>
          <table:table-cell office:value-type="string">
            <text:p>247.000</text:p>
          </table:table-cell>
          <table:table-cell office:value-type="string">
            <text:p>333.0</text:p>
          </table:table-cell>
          <table:table-cell office:value-type="string">
            <text:p>6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0.000</text:p>
          </table:table-cell>
          <table:table-cell office:value-type="string">
            <text:p>248.000</text:p>
          </table:table-cell>
          <table:table-cell office:value-type="string">
            <text:p>286.0</text:p>
          </table:table-cell>
          <table:table-cell office:value-type="string">
            <text:p>7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7.000</text:p>
          </table:table-cell>
          <table:table-cell office:value-type="string">
            <text:p>248.000</text:p>
          </table:table-cell>
          <table:table-cell office:value-type="string">
            <text:p>109.0</text:p>
          </table:table-cell>
          <table:table-cell office:value-type="string">
            <text:p>8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3.000</text:p>
          </table:table-cell>
          <table:table-cell office:value-type="string">
            <text:p>249.000</text:p>
          </table:table-cell>
          <table:table-cell office:value-type="string">
            <text:p>325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9.000</text:p>
          </table:table-cell>
          <table:table-cell office:value-type="string">
            <text:p>251.000</text:p>
          </table:table-cell>
          <table:table-cell office:value-type="string">
            <text:p>305.0</text:p>
          </table:table-cell>
          <table:table-cell office:value-type="string">
            <text:p>7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2.000</text:p>
          </table:table-cell>
          <table:table-cell office:value-type="string">
            <text:p>252.000</text:p>
          </table:table-cell>
          <table:table-cell office:value-type="string">
            <text:p>276.0</text:p>
          </table:table-cell>
          <table:table-cell office:value-type="string">
            <text:p>9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6.000</text:p>
          </table:table-cell>
          <table:table-cell office:value-type="string">
            <text:p>252.000</text:p>
          </table:table-cell>
          <table:table-cell office:value-type="string">
            <text:p>310.0</text:p>
          </table:table-cell>
          <table:table-cell office:value-type="string">
            <text:p>5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9.000</text:p>
          </table:table-cell>
          <table:table-cell office:value-type="string">
            <text:p>253.000</text:p>
          </table:table-cell>
          <table:table-cell office:value-type="string">
            <text:p>313.0</text:p>
          </table:table-cell>
          <table:table-cell office:value-type="string">
            <text:p>8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3.000</text:p>
          </table:table-cell>
          <table:table-cell office:value-type="string">
            <text:p>255.000</text:p>
          </table:table-cell>
          <table:table-cell office:value-type="string">
            <text:p>316.0</text:p>
          </table:table-cell>
          <table:table-cell office:value-type="string">
            <text:p>9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7.000</text:p>
          </table:table-cell>
          <table:table-cell office:value-type="string">
            <text:p>255.000</text:p>
          </table:table-cell>
          <table:table-cell office:value-type="string">
            <text:p>66.0</text:p>
          </table:table-cell>
          <table:table-cell office:value-type="string">
            <text:p>7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3.000</text:p>
          </table:table-cell>
          <table:table-cell office:value-type="string">
            <text:p>257.000</text:p>
          </table:table-cell>
          <table:table-cell office:value-type="string">
            <text:p>281.0</text:p>
          </table:table-cell>
          <table:table-cell office:value-type="string">
            <text:p>7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9.000</text:p>
          </table:table-cell>
          <table:table-cell office:value-type="string">
            <text:p>257.000</text:p>
          </table:table-cell>
          <table:table-cell office:value-type="string">
            <text:p>250.0</text:p>
          </table:table-cell>
          <table:table-cell office:value-type="string">
            <text:p>8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9.000</text:p>
          </table:table-cell>
          <table:table-cell office:value-type="string">
            <text:p>258.000</text:p>
          </table:table-cell>
          <table:table-cell office:value-type="string">
            <text:p>136.0</text:p>
          </table:table-cell>
          <table:table-cell office:value-type="string">
            <text:p>8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4.000</text:p>
          </table:table-cell>
          <table:table-cell office:value-type="string">
            <text:p>260.000</text:p>
          </table:table-cell>
          <table:table-cell office:value-type="string">
            <text:p>341.0</text:p>
          </table:table-cell>
          <table:table-cell office:value-type="string">
            <text:p>8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6.000</text:p>
          </table:table-cell>
          <table:table-cell office:value-type="string">
            <text:p>263.000</text:p>
          </table:table-cell>
          <table:table-cell office:value-type="string">
            <text:p>202.0</text:p>
          </table:table-cell>
          <table:table-cell office:value-type="string">
            <text:p>9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0.000</text:p>
          </table:table-cell>
          <table:table-cell office:value-type="string">
            <text:p>264.000</text:p>
          </table:table-cell>
          <table:table-cell office:value-type="string">
            <text:p>355.0</text:p>
          </table:table-cell>
          <table:table-cell office:value-type="string">
            <text:p>8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2.000</text:p>
          </table:table-cell>
          <table:table-cell office:value-type="string">
            <text:p>267.000</text:p>
          </table:table-cell>
          <table:table-cell office:value-type="string">
            <text:p>352.0</text:p>
          </table:table-cell>
          <table:table-cell office:value-type="string">
            <text:p>6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7.000</text:p>
          </table:table-cell>
          <table:table-cell office:value-type="string">
            <text:p>268.000</text:p>
          </table:table-cell>
          <table:table-cell office:value-type="string">
            <text:p>199.0</text:p>
          </table:table-cell>
          <table:table-cell office:value-type="string">
            <text:p>8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9.000</text:p>
          </table:table-cell>
          <table:table-cell office:value-type="string">
            <text:p>269.000</text:p>
          </table:table-cell>
          <table:table-cell office:value-type="string">
            <text:p>254.0</text:p>
          </table:table-cell>
          <table:table-cell office:value-type="string">
            <text:p>9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7.000</text:p>
          </table:table-cell>
          <table:table-cell office:value-type="string">
            <text:p>271.000</text:p>
          </table:table-cell>
          <table:table-cell office:value-type="string">
            <text:p>359.0</text:p>
          </table:table-cell>
          <table:table-cell office:value-type="string">
            <text:p>7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2.000</text:p>
          </table:table-cell>
          <table:table-cell office:value-type="string">
            <text:p>272.000</text:p>
          </table:table-cell>
          <table:table-cell office:value-type="string">
            <text:p>9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7.000</text:p>
          </table:table-cell>
          <table:table-cell office:value-type="string">
            <text:p>274.000</text:p>
          </table:table-cell>
          <table:table-cell office:value-type="string">
            <text:p>49.0</text:p>
          </table:table-cell>
          <table:table-cell office:value-type="string">
            <text:p>7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2.000</text:p>
          </table:table-cell>
          <table:table-cell office:value-type="string">
            <text:p>274.000</text:p>
          </table:table-cell>
          <table:table-cell office:value-type="string">
            <text:p>28.0</text:p>
          </table:table-cell>
          <table:table-cell office:value-type="string">
            <text:p>7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4.000</text:p>
          </table:table-cell>
          <table:table-cell office:value-type="string">
            <text:p>274.000</text:p>
          </table:table-cell>
          <table:table-cell office:value-type="string">
            <text:p>4.0</text:p>
          </table:table-cell>
          <table:table-cell office:value-type="string">
            <text:p>6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2.000</text:p>
          </table:table-cell>
          <table:table-cell office:value-type="string">
            <text:p>285.000</text:p>
          </table:table-cell>
          <table:table-cell office:value-type="string">
            <text:p>74.0</text:p>
          </table:table-cell>
          <table:table-cell office:value-type="string">
            <text:p>8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3.000</text:p>
          </table:table-cell>
          <table:table-cell office:value-type="string">
            <text:p>287.000</text:p>
          </table:table-cell>
          <table:table-cell office:value-type="string">
            <text:p>73.0</text:p>
          </table:table-cell>
          <table:table-cell office:value-type="string">
            <text:p>7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7.000</text:p>
          </table:table-cell>
          <table:table-cell office:value-type="string">
            <text:p>287.000</text:p>
          </table:table-cell>
          <table:table-cell office:value-type="string">
            <text:p>63.0</text:p>
          </table:table-cell>
          <table:table-cell office:value-type="string">
            <text:p>7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48.000</text:p>
          </table:table-cell>
          <table:table-cell office:value-type="string">
            <text:p>293.000</text:p>
          </table:table-cell>
          <table:table-cell office:value-type="string">
            <text:p>80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8.000</text:p>
          </table:table-cell>
          <table:table-cell office:value-type="string">
            <text:p>150.000</text:p>
          </table:table-cell>
          <table:table-cell office:value-type="string">
            <text:p>204.0</text:p>
          </table:table-cell>
          <table:table-cell office:value-type="string">
            <text:p>2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6.000</text:p>
          </table:table-cell>
          <table:table-cell office:value-type="string">
            <text:p>153.000</text:p>
          </table:table-cell>
          <table:table-cell office:value-type="string">
            <text:p>219.0</text:p>
          </table:table-cell>
          <table:table-cell office:value-type="string">
            <text:p>3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1.000</text:p>
          </table:table-cell>
          <table:table-cell office:value-type="string">
            <text:p>154.000</text:p>
          </table:table-cell>
          <table:table-cell office:value-type="string">
            <text:p>204.0</text:p>
          </table:table-cell>
          <table:table-cell office:value-type="string">
            <text:p>2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8.000</text:p>
          </table:table-cell>
          <table:table-cell office:value-type="string">
            <text:p>156.000</text:p>
          </table:table-cell>
          <table:table-cell office:value-type="string">
            <text:p>236.0</text:p>
          </table:table-cell>
          <table:table-cell office:value-type="string">
            <text:p>2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6.000</text:p>
          </table:table-cell>
          <table:table-cell office:value-type="string">
            <text:p>166.000</text:p>
          </table:table-cell>
          <table:table-cell office:value-type="string">
            <text:p>256.0</text:p>
          </table:table-cell>
          <table:table-cell office:value-type="string">
            <text:p>6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5.000</text:p>
          </table:table-cell>
          <table:table-cell office:value-type="string">
            <text:p>167.000</text:p>
          </table:table-cell>
          <table:table-cell office:value-type="string">
            <text:p>260.0</text:p>
          </table:table-cell>
          <table:table-cell office:value-type="string">
            <text:p>4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4.000</text:p>
          </table:table-cell>
          <table:table-cell office:value-type="string">
            <text:p>169.000</text:p>
          </table:table-cell>
          <table:table-cell office:value-type="string">
            <text:p>262.0</text:p>
          </table:table-cell>
          <table:table-cell office:value-type="string">
            <text:p>5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3.000</text:p>
          </table:table-cell>
          <table:table-cell office:value-type="string">
            <text:p>171.000</text:p>
          </table:table-cell>
          <table:table-cell office:value-type="string">
            <text:p>261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3.000</text:p>
          </table:table-cell>
          <table:table-cell office:value-type="string">
            <text:p>173.000</text:p>
          </table:table-cell>
          <table:table-cell office:value-type="string">
            <text:p>74.0</text:p>
          </table:table-cell>
          <table:table-cell office:value-type="string">
            <text:p>8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4.000</text:p>
          </table:table-cell>
          <table:table-cell office:value-type="string">
            <text:p>175.000</text:p>
          </table:table-cell>
          <table:table-cell office:value-type="string">
            <text:p>84.0</text:p>
          </table:table-cell>
          <table:table-cell office:value-type="string">
            <text:p>8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4.000</text:p>
          </table:table-cell>
          <table:table-cell office:value-type="string">
            <text:p>177.000</text:p>
          </table:table-cell>
          <table:table-cell office:value-type="string">
            <text:p>49.0</text:p>
          </table:table-cell>
          <table:table-cell office:value-type="string">
            <text:p>3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2.000</text:p>
          </table:table-cell>
          <table:table-cell office:value-type="string">
            <text:p>177.000</text:p>
          </table:table-cell>
          <table:table-cell office:value-type="string">
            <text:p>34.0</text:p>
          </table:table-cell>
          <table:table-cell office:value-type="string">
            <text:p>3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2.000</text:p>
          </table:table-cell>
          <table:table-cell office:value-type="string">
            <text:p>181.000</text:p>
          </table:table-cell>
          <table:table-cell office:value-type="string">
            <text:p>30.0</text:p>
          </table:table-cell>
          <table:table-cell office:value-type="string">
            <text:p>3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1.000</text:p>
          </table:table-cell>
          <table:table-cell office:value-type="string">
            <text:p>182.000</text:p>
          </table:table-cell>
          <table:table-cell office:value-type="string">
            <text:p>11.0</text:p>
          </table:table-cell>
          <table:table-cell office:value-type="string">
            <text:p>3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6.000</text:p>
          </table:table-cell>
          <table:table-cell office:value-type="string">
            <text:p>186.000</text:p>
          </table:table-cell>
          <table:table-cell office:value-type="string">
            <text:p>73.0</text:p>
          </table:table-cell>
          <table:table-cell office:value-type="string">
            <text:p>2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9.000</text:p>
          </table:table-cell>
          <table:table-cell office:value-type="string">
            <text:p>191.000</text:p>
          </table:table-cell>
          <table:table-cell office:value-type="string">
            <text:p>29.0</text:p>
          </table:table-cell>
          <table:table-cell office:value-type="string">
            <text:p>4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7.000</text:p>
          </table:table-cell>
          <table:table-cell office:value-type="string">
            <text:p>192.000</text:p>
          </table:table-cell>
          <table:table-cell office:value-type="string">
            <text:p>23.0</text:p>
          </table:table-cell>
          <table:table-cell office:value-type="string">
            <text:p>3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1.000</text:p>
          </table:table-cell>
          <table:table-cell office:value-type="string">
            <text:p>192.000</text:p>
          </table:table-cell>
          <table:table-cell office:value-type="string">
            <text:p>350.0</text:p>
          </table:table-cell>
          <table:table-cell office:value-type="string">
            <text:p>2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7.000</text:p>
          </table:table-cell>
          <table:table-cell office:value-type="string">
            <text:p>196.000</text:p>
          </table:table-cell>
          <table:table-cell office:value-type="string">
            <text:p>34.0</text:p>
          </table:table-cell>
          <table:table-cell office:value-type="string">
            <text:p>4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9.000</text:p>
          </table:table-cell>
          <table:table-cell office:value-type="string">
            <text:p>197.000</text:p>
          </table:table-cell>
          <table:table-cell office:value-type="string">
            <text:p>24.0</text:p>
          </table:table-cell>
          <table:table-cell office:value-type="string">
            <text:p>4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2.000</text:p>
          </table:table-cell>
          <table:table-cell office:value-type="string">
            <text:p>199.000</text:p>
          </table:table-cell>
          <table:table-cell office:value-type="string">
            <text:p>22.0</text:p>
          </table:table-cell>
          <table:table-cell office:value-type="string">
            <text:p>4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4.000</text:p>
          </table:table-cell>
          <table:table-cell office:value-type="string">
            <text:p>204.000</text:p>
          </table:table-cell>
          <table:table-cell office:value-type="string">
            <text:p>9.0</text:p>
          </table:table-cell>
          <table:table-cell office:value-type="string">
            <text:p>3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8.000</text:p>
          </table:table-cell>
          <table:table-cell office:value-type="string">
            <text:p>206.000</text:p>
          </table:table-cell>
          <table:table-cell office:value-type="string">
            <text:p>14.0</text:p>
          </table:table-cell>
          <table:table-cell office:value-type="string">
            <text:p>5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4.000</text:p>
          </table:table-cell>
          <table:table-cell office:value-type="string">
            <text:p>206.000</text:p>
          </table:table-cell>
          <table:table-cell office:value-type="string">
            <text:p>348.0</text:p>
          </table:table-cell>
          <table:table-cell office:value-type="string">
            <text:p>3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8.000</text:p>
          </table:table-cell>
          <table:table-cell office:value-type="string">
            <text:p>206.000</text:p>
          </table:table-cell>
          <table:table-cell office:value-type="string">
            <text:p>12.0</text:p>
          </table:table-cell>
          <table:table-cell office:value-type="string">
            <text:p>4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2.000</text:p>
          </table:table-cell>
          <table:table-cell office:value-type="string">
            <text:p>208.000</text:p>
          </table:table-cell>
          <table:table-cell office:value-type="string">
            <text:p>22.0</text:p>
          </table:table-cell>
          <table:table-cell office:value-type="string">
            <text:p>3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5.000</text:p>
          </table:table-cell>
          <table:table-cell office:value-type="string">
            <text:p>210.000</text:p>
          </table:table-cell>
          <table:table-cell office:value-type="string">
            <text:p>351.0</text:p>
          </table:table-cell>
          <table:table-cell office:value-type="string">
            <text:p>3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9.000</text:p>
          </table:table-cell>
          <table:table-cell office:value-type="string">
            <text:p>210.000</text:p>
          </table:table-cell>
          <table:table-cell office:value-type="string">
            <text:p>351.0</text:p>
          </table:table-cell>
          <table:table-cell office:value-type="string">
            <text:p>4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8.000</text:p>
          </table:table-cell>
          <table:table-cell office:value-type="string">
            <text:p>212.000</text:p>
          </table:table-cell>
          <table:table-cell office:value-type="string">
            <text:p>6.0</text:p>
          </table:table-cell>
          <table:table-cell office:value-type="string">
            <text:p>4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3.000</text:p>
          </table:table-cell>
          <table:table-cell office:value-type="string">
            <text:p>213.000</text:p>
          </table:table-cell>
          <table:table-cell office:value-type="string">
            <text:p>315.0</text:p>
          </table:table-cell>
          <table:table-cell office:value-type="string">
            <text:p>4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0.000</text:p>
          </table:table-cell>
          <table:table-cell office:value-type="string">
            <text:p>216.000</text:p>
          </table:table-cell>
          <table:table-cell office:value-type="string">
            <text:p>341.0</text:p>
          </table:table-cell>
          <table:table-cell office:value-type="string">
            <text:p>3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9.000</text:p>
          </table:table-cell>
          <table:table-cell office:value-type="string">
            <text:p>219.000</text:p>
          </table:table-cell>
          <table:table-cell office:value-type="string">
            <text:p>356.0</text:p>
          </table:table-cell>
          <table:table-cell office:value-type="string">
            <text:p>4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5.000</text:p>
          </table:table-cell>
          <table:table-cell office:value-type="string">
            <text:p>219.000</text:p>
          </table:table-cell>
          <table:table-cell office:value-type="string">
            <text:p>320.0</text:p>
          </table:table-cell>
          <table:table-cell office:value-type="string">
            <text:p>3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5.000</text:p>
          </table:table-cell>
          <table:table-cell office:value-type="string">
            <text:p>225.000</text:p>
          </table:table-cell>
          <table:table-cell office:value-type="string">
            <text:p>356.0</text:p>
          </table:table-cell>
          <table:table-cell office:value-type="string">
            <text:p>5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9.000</text:p>
          </table:table-cell>
          <table:table-cell office:value-type="string">
            <text:p>225.000</text:p>
          </table:table-cell>
          <table:table-cell office:value-type="string">
            <text:p>331.0</text:p>
          </table:table-cell>
          <table:table-cell office:value-type="string">
            <text:p>4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7.000</text:p>
          </table:table-cell>
          <table:table-cell office:value-type="string">
            <text:p>231.000</text:p>
          </table:table-cell>
          <table:table-cell office:value-type="string">
            <text:p>296.0</text:p>
          </table:table-cell>
          <table:table-cell office:value-type="string">
            <text:p>5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9.000</text:p>
          </table:table-cell>
          <table:table-cell office:value-type="string">
            <text:p>236.000</text:p>
          </table:table-cell>
          <table:table-cell office:value-type="string">
            <text:p>302.0</text:p>
          </table:table-cell>
          <table:table-cell office:value-type="string">
            <text:p>7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9.000</text:p>
          </table:table-cell>
          <table:table-cell office:value-type="string">
            <text:p>239.000</text:p>
          </table:table-cell>
          <table:table-cell office:value-type="string">
            <text:p>301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8.000</text:p>
          </table:table-cell>
          <table:table-cell office:value-type="string">
            <text:p>241.000</text:p>
          </table:table-cell>
          <table:table-cell office:value-type="string">
            <text:p>297.0</text:p>
          </table:table-cell>
          <table:table-cell office:value-type="string">
            <text:p>6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9.000</text:p>
          </table:table-cell>
          <table:table-cell office:value-type="string">
            <text:p>245.000</text:p>
          </table:table-cell>
          <table:table-cell office:value-type="string">
            <text:p>281.0</text:p>
          </table:table-cell>
          <table:table-cell office:value-type="string">
            <text:p>7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3.000</text:p>
          </table:table-cell>
          <table:table-cell office:value-type="string">
            <text:p>249.000</text:p>
          </table:table-cell>
          <table:table-cell office:value-type="string">
            <text:p>292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5.000</text:p>
          </table:table-cell>
          <table:table-cell office:value-type="string">
            <text:p>253.000</text:p>
          </table:table-cell>
          <table:table-cell office:value-type="string">
            <text:p>305.0</text:p>
          </table:table-cell>
          <table:table-cell office:value-type="string">
            <text:p>8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2.000</text:p>
          </table:table-cell>
          <table:table-cell office:value-type="string">
            <text:p>253.000</text:p>
          </table:table-cell>
          <table:table-cell office:value-type="string">
            <text:p>295.0</text:p>
          </table:table-cell>
          <table:table-cell office:value-type="string">
            <text:p>7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8.000</text:p>
          </table:table-cell>
          <table:table-cell office:value-type="string">
            <text:p>256.000</text:p>
          </table:table-cell>
          <table:table-cell office:value-type="string">
            <text:p>104.0</text:p>
          </table:table-cell>
          <table:table-cell office:value-type="string">
            <text:p>8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6.000</text:p>
          </table:table-cell>
          <table:table-cell office:value-type="string">
            <text:p>256.000</text:p>
          </table:table-cell>
          <table:table-cell office:value-type="string">
            <text:p>306.0</text:p>
          </table:table-cell>
          <table:table-cell office:value-type="string">
            <text:p>8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4.000</text:p>
          </table:table-cell>
          <table:table-cell office:value-type="string">
            <text:p>256.000</text:p>
          </table:table-cell>
          <table:table-cell office:value-type="string">
            <text:p>336.0</text:p>
          </table:table-cell>
          <table:table-cell office:value-type="string">
            <text:p>8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9.000</text:p>
          </table:table-cell>
          <table:table-cell office:value-type="string">
            <text:p>258.000</text:p>
          </table:table-cell>
          <table:table-cell office:value-type="string">
            <text:p>105.0</text:p>
          </table:table-cell>
          <table:table-cell office:value-type="string">
            <text:p>8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1.000</text:p>
          </table:table-cell>
          <table:table-cell office:value-type="string">
            <text:p>259.000</text:p>
          </table:table-cell>
          <table:table-cell office:value-type="string">
            <text:p>10.0</text:p>
          </table:table-cell>
          <table:table-cell office:value-type="string">
            <text:p>8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2.000</text:p>
          </table:table-cell>
          <table:table-cell office:value-type="string">
            <text:p>260.000</text:p>
          </table:table-cell>
          <table:table-cell office:value-type="string">
            <text:p>181.0</text:p>
          </table:table-cell>
          <table:table-cell office:value-type="string">
            <text:p>8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3.000</text:p>
          </table:table-cell>
          <table:table-cell office:value-type="string">
            <text:p>261.000</text:p>
          </table:table-cell>
          <table:table-cell office:value-type="string">
            <text:p>354.0</text:p>
          </table:table-cell>
          <table:table-cell office:value-type="string">
            <text:p>8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4.000</text:p>
          </table:table-cell>
          <table:table-cell office:value-type="string">
            <text:p>262.000</text:p>
          </table:table-cell>
          <table:table-cell office:value-type="string">
            <text:p>154.0</text:p>
          </table:table-cell>
          <table:table-cell office:value-type="string">
            <text:p>8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2.000</text:p>
          </table:table-cell>
          <table:table-cell office:value-type="string">
            <text:p>263.000</text:p>
          </table:table-cell>
          <table:table-cell office:value-type="string">
            <text:p>177.0</text:p>
          </table:table-cell>
          <table:table-cell office:value-type="string">
            <text:p>8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5.000</text:p>
          </table:table-cell>
          <table:table-cell office:value-type="string">
            <text:p>265.000</text:p>
          </table:table-cell>
          <table:table-cell office:value-type="string">
            <text:p>349.0</text:p>
          </table:table-cell>
          <table:table-cell office:value-type="string">
            <text:p>8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2.000</text:p>
          </table:table-cell>
          <table:table-cell office:value-type="string">
            <text:p>266.000</text:p>
          </table:table-cell>
          <table:table-cell office:value-type="string">
            <text:p>13.0</text:p>
          </table:table-cell>
          <table:table-cell office:value-type="string">
            <text:p>8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1.000</text:p>
          </table:table-cell>
          <table:table-cell office:value-type="string">
            <text:p>268.000</text:p>
          </table:table-cell>
          <table:table-cell office:value-type="string">
            <text:p>59.0</text:p>
          </table:table-cell>
          <table:table-cell office:value-type="string">
            <text:p>7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6.000</text:p>
          </table:table-cell>
          <table:table-cell office:value-type="string">
            <text:p>269.000</text:p>
          </table:table-cell>
          <table:table-cell office:value-type="string">
            <text:p>306.0</text:p>
          </table:table-cell>
          <table:table-cell office:value-type="string">
            <text:p>6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1.000</text:p>
          </table:table-cell>
          <table:table-cell office:value-type="string">
            <text:p>269.000</text:p>
          </table:table-cell>
          <table:table-cell office:value-type="string">
            <text:p>2.0</text:p>
          </table:table-cell>
          <table:table-cell office:value-type="string">
            <text:p>8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4.000</text:p>
          </table:table-cell>
          <table:table-cell office:value-type="string">
            <text:p>271.000</text:p>
          </table:table-cell>
          <table:table-cell office:value-type="string">
            <text:p>315.0</text:p>
          </table:table-cell>
          <table:table-cell office:value-type="string">
            <text:p>8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8.000</text:p>
          </table:table-cell>
          <table:table-cell office:value-type="string">
            <text:p>273.000</text:p>
          </table:table-cell>
          <table:table-cell office:value-type="string">
            <text:p>39.0</text:p>
          </table:table-cell>
          <table:table-cell office:value-type="string">
            <text:p>8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4.000</text:p>
          </table:table-cell>
          <table:table-cell office:value-type="string">
            <text:p>273.000</text:p>
          </table:table-cell>
          <table:table-cell office:value-type="string">
            <text:p>288.0</text:p>
          </table:table-cell>
          <table:table-cell office:value-type="string">
            <text:p>9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7.000</text:p>
          </table:table-cell>
          <table:table-cell office:value-type="string">
            <text:p>275.000</text:p>
          </table:table-cell>
          <table:table-cell office:value-type="string">
            <text:p>9.0</text:p>
          </table:table-cell>
          <table:table-cell office:value-type="string">
            <text:p>8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9.000</text:p>
          </table:table-cell>
          <table:table-cell office:value-type="string">
            <text:p>276.000</text:p>
          </table:table-cell>
          <table:table-cell office:value-type="string">
            <text:p>18.0</text:p>
          </table:table-cell>
          <table:table-cell office:value-type="string">
            <text:p>7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5.000</text:p>
          </table:table-cell>
          <table:table-cell office:value-type="string">
            <text:p>278.000</text:p>
          </table:table-cell>
          <table:table-cell office:value-type="string">
            <text:p>16.0</text:p>
          </table:table-cell>
          <table:table-cell office:value-type="string">
            <text:p>7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7.000</text:p>
          </table:table-cell>
          <table:table-cell office:value-type="string">
            <text:p>281.000</text:p>
          </table:table-cell>
          <table:table-cell office:value-type="string">
            <text:p>35.0</text:p>
          </table:table-cell>
          <table:table-cell office:value-type="string">
            <text:p>8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9.000</text:p>
          </table:table-cell>
          <table:table-cell office:value-type="string">
            <text:p>282.000</text:p>
          </table:table-cell>
          <table:table-cell office:value-type="string">
            <text:p>20.0</text:p>
          </table:table-cell>
          <table:table-cell office:value-type="string">
            <text:p>8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8.000</text:p>
          </table:table-cell>
          <table:table-cell office:value-type="string">
            <text:p>286.000</text:p>
          </table:table-cell>
          <table:table-cell office:value-type="string">
            <text:p>12.0</text:p>
          </table:table-cell>
          <table:table-cell office:value-type="string">
            <text:p>7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5.000</text:p>
          </table:table-cell>
          <table:table-cell office:value-type="string">
            <text:p>289.000</text:p>
          </table:table-cell>
          <table:table-cell office:value-type="string">
            <text:p>62.0</text:p>
          </table:table-cell>
          <table:table-cell office:value-type="string">
            <text:p>8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1.000</text:p>
          </table:table-cell>
          <table:table-cell office:value-type="string">
            <text:p>289.000</text:p>
          </table:table-cell>
          <table:table-cell office:value-type="string">
            <text:p>70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54.000</text:p>
          </table:table-cell>
          <table:table-cell office:value-type="string">
            <text:p>294.000</text:p>
          </table:table-cell>
          <table:table-cell office:value-type="string">
            <text:p>69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7.000</text:p>
          </table:table-cell>
          <table:table-cell office:value-type="string">
            <text:p>158.000</text:p>
          </table:table-cell>
          <table:table-cell office:value-type="string">
            <text:p>70.0</text:p>
          </table:table-cell>
          <table:table-cell office:value-type="string">
            <text:p>8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1.000</text:p>
          </table:table-cell>
          <table:table-cell office:value-type="string">
            <text:p>163.000</text:p>
          </table:table-cell>
          <table:table-cell office:value-type="string">
            <text:p>61.0</text:p>
          </table:table-cell>
          <table:table-cell office:value-type="string">
            <text:p>8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2.000</text:p>
          </table:table-cell>
          <table:table-cell office:value-type="string">
            <text:p>165.000</text:p>
          </table:table-cell>
          <table:table-cell office:value-type="string">
            <text:p>263.0</text:p>
          </table:table-cell>
          <table:table-cell office:value-type="string">
            <text:p>8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8.000</text:p>
          </table:table-cell>
          <table:table-cell office:value-type="string">
            <text:p>168.000</text:p>
          </table:table-cell>
          <table:table-cell office:value-type="string">
            <text:p>254.0</text:p>
          </table:table-cell>
          <table:table-cell office:value-type="string">
            <text:p>8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1.000</text:p>
          </table:table-cell>
          <table:table-cell office:value-type="string">
            <text:p>168.000</text:p>
          </table:table-cell>
          <table:table-cell office:value-type="string">
            <text:p>62.0</text:p>
          </table:table-cell>
          <table:table-cell office:value-type="string">
            <text:p>8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1.000</text:p>
          </table:table-cell>
          <table:table-cell office:value-type="string">
            <text:p>172.000</text:p>
          </table:table-cell>
          <table:table-cell office:value-type="string">
            <text:p>60.0</text:p>
          </table:table-cell>
          <table:table-cell office:value-type="string">
            <text:p>6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3.000</text:p>
          </table:table-cell>
          <table:table-cell office:value-type="string">
            <text:p>172.000</text:p>
          </table:table-cell>
          <table:table-cell office:value-type="string">
            <text:p>69.0</text:p>
          </table:table-cell>
          <table:table-cell office:value-type="string">
            <text:p>6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4.000</text:p>
          </table:table-cell>
          <table:table-cell office:value-type="string">
            <text:p>177.000</text:p>
          </table:table-cell>
          <table:table-cell office:value-type="string">
            <text:p>64.0</text:p>
          </table:table-cell>
          <table:table-cell office:value-type="string">
            <text:p>4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9.000</text:p>
          </table:table-cell>
          <table:table-cell office:value-type="string">
            <text:p>178.000</text:p>
          </table:table-cell>
          <table:table-cell office:value-type="string">
            <text:p>85.0</text:p>
          </table:table-cell>
          <table:table-cell office:value-type="string">
            <text:p>4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3.000</text:p>
          </table:table-cell>
          <table:table-cell office:value-type="string">
            <text:p>181.000</text:p>
          </table:table-cell>
          <table:table-cell office:value-type="string">
            <text:p>53.0</text:p>
          </table:table-cell>
          <table:table-cell office:value-type="string">
            <text:p>5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5.000</text:p>
          </table:table-cell>
          <table:table-cell office:value-type="string">
            <text:p>183.000</text:p>
          </table:table-cell>
          <table:table-cell office:value-type="string">
            <text:p>40.0</text:p>
          </table:table-cell>
          <table:table-cell office:value-type="string">
            <text:p>4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4.000</text:p>
          </table:table-cell>
          <table:table-cell office:value-type="string">
            <text:p>186.000</text:p>
          </table:table-cell>
          <table:table-cell office:value-type="string">
            <text:p>30.0</text:p>
          </table:table-cell>
          <table:table-cell office:value-type="string">
            <text:p>4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3.000</text:p>
          </table:table-cell>
          <table:table-cell office:value-type="string">
            <text:p>187.000</text:p>
          </table:table-cell>
          <table:table-cell office:value-type="string">
            <text:p>43.0</text:p>
          </table:table-cell>
          <table:table-cell office:value-type="string">
            <text:p>4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8.000</text:p>
          </table:table-cell>
          <table:table-cell office:value-type="string">
            <text:p>189.000</text:p>
          </table:table-cell>
          <table:table-cell office:value-type="string">
            <text:p>298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9.000</text:p>
          </table:table-cell>
          <table:table-cell office:value-type="string">
            <text:p>189.000</text:p>
          </table:table-cell>
          <table:table-cell office:value-type="string">
            <text:p>50.0</text:p>
          </table:table-cell>
          <table:table-cell office:value-type="string">
            <text:p>5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5.000</text:p>
          </table:table-cell>
          <table:table-cell office:value-type="string">
            <text:p>191.000</text:p>
          </table:table-cell>
          <table:table-cell office:value-type="string">
            <text:p>32.0</text:p>
          </table:table-cell>
          <table:table-cell office:value-type="string">
            <text:p>4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3.000</text:p>
          </table:table-cell>
          <table:table-cell office:value-type="string">
            <text:p>192.000</text:p>
          </table:table-cell>
          <table:table-cell office:value-type="string">
            <text:p>32.0</text:p>
          </table:table-cell>
          <table:table-cell office:value-type="string">
            <text:p>4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1.000</text:p>
          </table:table-cell>
          <table:table-cell office:value-type="string">
            <text:p>193.000</text:p>
          </table:table-cell>
          <table:table-cell office:value-type="string">
            <text:p>32.0</text:p>
          </table:table-cell>
          <table:table-cell office:value-type="string">
            <text:p>3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8.000</text:p>
          </table:table-cell>
          <table:table-cell office:value-type="string">
            <text:p>202.000</text:p>
          </table:table-cell>
          <table:table-cell office:value-type="string">
            <text:p>55.0</text:p>
          </table:table-cell>
          <table:table-cell office:value-type="string">
            <text:p>1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4.000</text:p>
          </table:table-cell>
          <table:table-cell office:value-type="string">
            <text:p>207.000</text:p>
          </table:table-cell>
          <table:table-cell office:value-type="string">
            <text:p>20.0</text:p>
          </table:table-cell>
          <table:table-cell office:value-type="string">
            <text:p>5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4.000</text:p>
          </table:table-cell>
          <table:table-cell office:value-type="string">
            <text:p>207.000</text:p>
          </table:table-cell>
          <table:table-cell office:value-type="string">
            <text:p>18.0</text:p>
          </table:table-cell>
          <table:table-cell office:value-type="string">
            <text:p>5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1.000</text:p>
          </table:table-cell>
          <table:table-cell office:value-type="string">
            <text:p>209.000</text:p>
          </table:table-cell>
          <table:table-cell office:value-type="string">
            <text:p>9.0</text:p>
          </table:table-cell>
          <table:table-cell office:value-type="string">
            <text:p>5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2.000</text:p>
          </table:table-cell>
          <table:table-cell office:value-type="string">
            <text:p>211.000</text:p>
          </table:table-cell>
          <table:table-cell office:value-type="string">
            <text:p>20.0</text:p>
          </table:table-cell>
          <table:table-cell office:value-type="string">
            <text:p>5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5.000</text:p>
          </table:table-cell>
          <table:table-cell office:value-type="string">
            <text:p>211.000</text:p>
          </table:table-cell>
          <table:table-cell office:value-type="string">
            <text:p>41.0</text:p>
          </table:table-cell>
          <table:table-cell office:value-type="string">
            <text:p>6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8.000</text:p>
          </table:table-cell>
          <table:table-cell office:value-type="string">
            <text:p>211.000</text:p>
          </table:table-cell>
          <table:table-cell office:value-type="string">
            <text:p>32.0</text:p>
          </table:table-cell>
          <table:table-cell office:value-type="string">
            <text:p>5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4.000</text:p>
          </table:table-cell>
          <table:table-cell office:value-type="string">
            <text:p>218.000</text:p>
          </table:table-cell>
          <table:table-cell office:value-type="string">
            <text:p>22.0</text:p>
          </table:table-cell>
          <table:table-cell office:value-type="string">
            <text:p>5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0.000</text:p>
          </table:table-cell>
          <table:table-cell office:value-type="string">
            <text:p>218.000</text:p>
          </table:table-cell>
          <table:table-cell office:value-type="string">
            <text:p>31.0</text:p>
          </table:table-cell>
          <table:table-cell office:value-type="string">
            <text:p>5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2.000</text:p>
          </table:table-cell>
          <table:table-cell office:value-type="string">
            <text:p>219.000</text:p>
          </table:table-cell>
          <table:table-cell office:value-type="string">
            <text:p>22.0</text:p>
          </table:table-cell>
          <table:table-cell office:value-type="string">
            <text:p>5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6.000</text:p>
          </table:table-cell>
          <table:table-cell office:value-type="string">
            <text:p>219.000</text:p>
          </table:table-cell>
          <table:table-cell office:value-type="string">
            <text:p>55.0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7.000</text:p>
          </table:table-cell>
          <table:table-cell office:value-type="string">
            <text:p>225.000</text:p>
          </table:table-cell>
          <table:table-cell office:value-type="string">
            <text:p>0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2.000</text:p>
          </table:table-cell>
          <table:table-cell office:value-type="string">
            <text:p>226.000</text:p>
          </table:table-cell>
          <table:table-cell office:value-type="string">
            <text:p>347.0</text:p>
          </table:table-cell>
          <table:table-cell office:value-type="string">
            <text:p>4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4.000</text:p>
          </table:table-cell>
          <table:table-cell office:value-type="string">
            <text:p>228.000</text:p>
          </table:table-cell>
          <table:table-cell office:value-type="string">
            <text:p>351.0</text:p>
          </table:table-cell>
          <table:table-cell office:value-type="string">
            <text:p>6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7.000</text:p>
          </table:table-cell>
          <table:table-cell office:value-type="string">
            <text:p>228.000</text:p>
          </table:table-cell>
          <table:table-cell office:value-type="string">
            <text:p>12.0</text:p>
          </table:table-cell>
          <table:table-cell office:value-type="string">
            <text:p>5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9.000</text:p>
          </table:table-cell>
          <table:table-cell office:value-type="string">
            <text:p>228.000</text:p>
          </table:table-cell>
          <table:table-cell office:value-type="string">
            <text:p>26.0</text:p>
          </table:table-cell>
          <table:table-cell office:value-type="string">
            <text:p>5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7.000</text:p>
          </table:table-cell>
          <table:table-cell office:value-type="string">
            <text:p>234.000</text:p>
          </table:table-cell>
          <table:table-cell office:value-type="string">
            <text:p>21.0</text:p>
          </table:table-cell>
          <table:table-cell office:value-type="string">
            <text:p>6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1.000</text:p>
          </table:table-cell>
          <table:table-cell office:value-type="string">
            <text:p>239.000</text:p>
          </table:table-cell>
          <table:table-cell office:value-type="string">
            <text:p>305.0</text:p>
          </table:table-cell>
          <table:table-cell office:value-type="string">
            <text:p>7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3.000</text:p>
          </table:table-cell>
          <table:table-cell office:value-type="string">
            <text:p>239.000</text:p>
          </table:table-cell>
          <table:table-cell office:value-type="string">
            <text:p>300.0</text:p>
          </table:table-cell>
          <table:table-cell office:value-type="string">
            <text:p>7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8.000</text:p>
          </table:table-cell>
          <table:table-cell office:value-type="string">
            <text:p>244.000</text:p>
          </table:table-cell>
          <table:table-cell office:value-type="string">
            <text:p>16.0</text:p>
          </table:table-cell>
          <table:table-cell office:value-type="string">
            <text:p>7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1.000</text:p>
          </table:table-cell>
          <table:table-cell office:value-type="string">
            <text:p>248.000</text:p>
          </table:table-cell>
          <table:table-cell office:value-type="string">
            <text:p>101.0</text:p>
          </table:table-cell>
          <table:table-cell office:value-type="string">
            <text:p>8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2.000</text:p>
          </table:table-cell>
          <table:table-cell office:value-type="string">
            <text:p>248.000</text:p>
          </table:table-cell>
          <table:table-cell office:value-type="string">
            <text:p>284.0</text:p>
          </table:table-cell>
          <table:table-cell office:value-type="string">
            <text:p>8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0.000</text:p>
          </table:table-cell>
          <table:table-cell office:value-type="string">
            <text:p>250.000</text:p>
          </table:table-cell>
          <table:table-cell office:value-type="string">
            <text:p>23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2.000</text:p>
          </table:table-cell>
          <table:table-cell office:value-type="string">
            <text:p>251.000</text:p>
          </table:table-cell>
          <table:table-cell office:value-type="string">
            <text:p>241.0</text:p>
          </table:table-cell>
          <table:table-cell office:value-type="string">
            <text:p>7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6.000</text:p>
          </table:table-cell>
          <table:table-cell office:value-type="string">
            <text:p>255.000</text:p>
          </table:table-cell>
          <table:table-cell office:value-type="string">
            <text:p>309.0</text:p>
          </table:table-cell>
          <table:table-cell office:value-type="string">
            <text:p>8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5.000</text:p>
          </table:table-cell>
          <table:table-cell office:value-type="string">
            <text:p>255.000</text:p>
          </table:table-cell>
          <table:table-cell office:value-type="string">
            <text:p>14.0</text:p>
          </table:table-cell>
          <table:table-cell office:value-type="string">
            <text:p>7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5.000</text:p>
          </table:table-cell>
          <table:table-cell office:value-type="string">
            <text:p>259.000</text:p>
          </table:table-cell>
          <table:table-cell office:value-type="string">
            <text:p>19.0</text:p>
          </table:table-cell>
          <table:table-cell office:value-type="string">
            <text:p>6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3.000</text:p>
          </table:table-cell>
          <table:table-cell office:value-type="string">
            <text:p>259.000</text:p>
          </table:table-cell>
          <table:table-cell office:value-type="string">
            <text:p>100.0</text:p>
          </table:table-cell>
          <table:table-cell office:value-type="string">
            <text:p>7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5.000</text:p>
          </table:table-cell>
          <table:table-cell office:value-type="string">
            <text:p>262.000</text:p>
          </table:table-cell>
          <table:table-cell office:value-type="string">
            <text:p>28.0</text:p>
          </table:table-cell>
          <table:table-cell office:value-type="string">
            <text:p>8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0.000</text:p>
          </table:table-cell>
          <table:table-cell office:value-type="string">
            <text:p>263.000</text:p>
          </table:table-cell>
          <table:table-cell office:value-type="string">
            <text:p>75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2.000</text:p>
          </table:table-cell>
          <table:table-cell office:value-type="string">
            <text:p>264.000</text:p>
          </table:table-cell>
          <table:table-cell office:value-type="string">
            <text:p>37.0</text:p>
          </table:table-cell>
          <table:table-cell office:value-type="string">
            <text:p>8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8.000</text:p>
          </table:table-cell>
          <table:table-cell office:value-type="string">
            <text:p>265.000</text:p>
          </table:table-cell>
          <table:table-cell office:value-type="string">
            <text:p>4.0</text:p>
          </table:table-cell>
          <table:table-cell office:value-type="string">
            <text:p>8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8.000</text:p>
          </table:table-cell>
          <table:table-cell office:value-type="string">
            <text:p>267.000</text:p>
          </table:table-cell>
          <table:table-cell office:value-type="string">
            <text:p>343.0</text:p>
          </table:table-cell>
          <table:table-cell office:value-type="string">
            <text:p>8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1.000</text:p>
          </table:table-cell>
          <table:table-cell office:value-type="string">
            <text:p>267.000</text:p>
          </table:table-cell>
          <table:table-cell office:value-type="string">
            <text:p>59.0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8.000</text:p>
          </table:table-cell>
          <table:table-cell office:value-type="string">
            <text:p>268.000</text:p>
          </table:table-cell>
          <table:table-cell office:value-type="string">
            <text:p>311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6.000</text:p>
          </table:table-cell>
          <table:table-cell office:value-type="string">
            <text:p>269.000</text:p>
          </table:table-cell>
          <table:table-cell office:value-type="string">
            <text:p>148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9.000</text:p>
          </table:table-cell>
          <table:table-cell office:value-type="string">
            <text:p>270.000</text:p>
          </table:table-cell>
          <table:table-cell office:value-type="string">
            <text:p>71.0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8.000</text:p>
          </table:table-cell>
          <table:table-cell office:value-type="string">
            <text:p>272.000</text:p>
          </table:table-cell>
          <table:table-cell office:value-type="string">
            <text:p>40.0</text:p>
          </table:table-cell>
          <table:table-cell office:value-type="string">
            <text:p>6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8.000</text:p>
          </table:table-cell>
          <table:table-cell office:value-type="string">
            <text:p>272.000</text:p>
          </table:table-cell>
          <table:table-cell office:value-type="string">
            <text:p>16.0</text:p>
          </table:table-cell>
          <table:table-cell office:value-type="string">
            <text:p>8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8.000</text:p>
          </table:table-cell>
          <table:table-cell office:value-type="string">
            <text:p>273.000</text:p>
          </table:table-cell>
          <table:table-cell office:value-type="string">
            <text:p>188.0</text:p>
          </table:table-cell>
          <table:table-cell office:value-type="string">
            <text:p>8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3.000</text:p>
          </table:table-cell>
          <table:table-cell office:value-type="string">
            <text:p>275.000</text:p>
          </table:table-cell>
          <table:table-cell office:value-type="string">
            <text:p>159.0</text:p>
          </table:table-cell>
          <table:table-cell office:value-type="string">
            <text:p>8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9.000</text:p>
          </table:table-cell>
          <table:table-cell office:value-type="string">
            <text:p>276.000</text:p>
          </table:table-cell>
          <table:table-cell office:value-type="string">
            <text:p>12.0</text:p>
          </table:table-cell>
          <table:table-cell office:value-type="string">
            <text:p>7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5.000</text:p>
          </table:table-cell>
          <table:table-cell office:value-type="string">
            <text:p>278.000</text:p>
          </table:table-cell>
          <table:table-cell office:value-type="string">
            <text:p>180.0</text:p>
          </table:table-cell>
          <table:table-cell office:value-type="string">
            <text:p>7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8.000</text:p>
          </table:table-cell>
          <table:table-cell office:value-type="string">
            <text:p>279.000</text:p>
          </table:table-cell>
          <table:table-cell office:value-type="string">
            <text:p>184.0</text:p>
          </table:table-cell>
          <table:table-cell office:value-type="string">
            <text:p>8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0.000</text:p>
          </table:table-cell>
          <table:table-cell office:value-type="string">
            <text:p>282.000</text:p>
          </table:table-cell>
          <table:table-cell office:value-type="string">
            <text:p>199.0</text:p>
          </table:table-cell>
          <table:table-cell office:value-type="string">
            <text:p>9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9.000</text:p>
          </table:table-cell>
          <table:table-cell office:value-type="string">
            <text:p>282.000</text:p>
          </table:table-cell>
          <table:table-cell office:value-type="string">
            <text:p>184.0</text:p>
          </table:table-cell>
          <table:table-cell office:value-type="string">
            <text:p>9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7.000</text:p>
          </table:table-cell>
          <table:table-cell office:value-type="string">
            <text:p>284.000</text:p>
          </table:table-cell>
          <table:table-cell office:value-type="string">
            <text:p>199.0</text:p>
          </table:table-cell>
          <table:table-cell office:value-type="string">
            <text:p>9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4.000</text:p>
          </table:table-cell>
          <table:table-cell office:value-type="string">
            <text:p>285.000</text:p>
          </table:table-cell>
          <table:table-cell office:value-type="string">
            <text:p>203.0</text:p>
          </table:table-cell>
          <table:table-cell office:value-type="string">
            <text:p>7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6.000</text:p>
          </table:table-cell>
          <table:table-cell office:value-type="string">
            <text:p>285.000</text:p>
          </table:table-cell>
          <table:table-cell office:value-type="string">
            <text:p>192.0</text:p>
          </table:table-cell>
          <table:table-cell office:value-type="string">
            <text:p>7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4.000</text:p>
          </table:table-cell>
          <table:table-cell office:value-type="string">
            <text:p>287.000</text:p>
          </table:table-cell>
          <table:table-cell office:value-type="string">
            <text:p>209.0</text:p>
          </table:table-cell>
          <table:table-cell office:value-type="string">
            <text:p>9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6.000</text:p>
          </table:table-cell>
          <table:table-cell office:value-type="string">
            <text:p>292.000</text:p>
          </table:table-cell>
          <table:table-cell office:value-type="string">
            <text:p>65.0</text:p>
          </table:table-cell>
          <table:table-cell office:value-type="string">
            <text:p>7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4.000</text:p>
          </table:table-cell>
          <table:table-cell office:value-type="string">
            <text:p>293.000</text:p>
          </table:table-cell>
          <table:table-cell office:value-type="string">
            <text:p>30.0</text:p>
          </table:table-cell>
          <table:table-cell office:value-type="string">
            <text:p>8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68.000</text:p>
          </table:table-cell>
          <table:table-cell office:value-type="string">
            <text:p>293.000</text:p>
          </table:table-cell>
          <table:table-cell office:value-type="string">
            <text:p>205.0</text:p>
          </table:table-cell>
          <table:table-cell office:value-type="string">
            <text:p>8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1.000</text:p>
          </table:table-cell>
          <table:table-cell office:value-type="string">
            <text:p>157.000</text:p>
          </table:table-cell>
          <table:table-cell office:value-type="string">
            <text:p>54.0</text:p>
          </table:table-cell>
          <table:table-cell office:value-type="string">
            <text:p>8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1.000</text:p>
          </table:table-cell>
          <table:table-cell office:value-type="string">
            <text:p>168.000</text:p>
          </table:table-cell>
          <table:table-cell office:value-type="string">
            <text:p>84.0</text:p>
          </table:table-cell>
          <table:table-cell office:value-type="string">
            <text:p>8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1.000</text:p>
          </table:table-cell>
          <table:table-cell office:value-type="string">
            <text:p>168.000</text:p>
          </table:table-cell>
          <table:table-cell office:value-type="string">
            <text:p>261.0</text:p>
          </table:table-cell>
          <table:table-cell office:value-type="string">
            <text:p>8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8.000</text:p>
          </table:table-cell>
          <table:table-cell office:value-type="string">
            <text:p>169.000</text:p>
          </table:table-cell>
          <table:table-cell office:value-type="string">
            <text:p>86.0</text:p>
          </table:table-cell>
          <table:table-cell office:value-type="string">
            <text:p>8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6.000</text:p>
          </table:table-cell>
          <table:table-cell office:value-type="string">
            <text:p>172.000</text:p>
          </table:table-cell>
          <table:table-cell office:value-type="string">
            <text:p>64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2.000</text:p>
          </table:table-cell>
          <table:table-cell office:value-type="string">
            <text:p>172.000</text:p>
          </table:table-cell>
          <table:table-cell office:value-type="string">
            <text:p>80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5.000</text:p>
          </table:table-cell>
          <table:table-cell office:value-type="string">
            <text:p>175.000</text:p>
          </table:table-cell>
          <table:table-cell office:value-type="string">
            <text:p>73.0</text:p>
          </table:table-cell>
          <table:table-cell office:value-type="string">
            <text:p>6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5.000</text:p>
          </table:table-cell>
          <table:table-cell office:value-type="string">
            <text:p>177.000</text:p>
          </table:table-cell>
          <table:table-cell office:value-type="string">
            <text:p>47.0</text:p>
          </table:table-cell>
          <table:table-cell office:value-type="string">
            <text:p>5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4.000</text:p>
          </table:table-cell>
          <table:table-cell office:value-type="string">
            <text:p>183.000</text:p>
          </table:table-cell>
          <table:table-cell office:value-type="string">
            <text:p>14.0</text:p>
          </table:table-cell>
          <table:table-cell office:value-type="string">
            <text:p>4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3.000</text:p>
          </table:table-cell>
          <table:table-cell office:value-type="string">
            <text:p>187.000</text:p>
          </table:table-cell>
          <table:table-cell office:value-type="string">
            <text:p>51.0</text:p>
          </table:table-cell>
          <table:table-cell office:value-type="string">
            <text:p>5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9.000</text:p>
          </table:table-cell>
          <table:table-cell office:value-type="string">
            <text:p>188.000</text:p>
          </table:table-cell>
          <table:table-cell office:value-type="string">
            <text:p>88.0</text:p>
          </table:table-cell>
          <table:table-cell office:value-type="string">
            <text:p>6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9.000</text:p>
          </table:table-cell>
          <table:table-cell office:value-type="string">
            <text:p>189.000</text:p>
          </table:table-cell>
          <table:table-cell office:value-type="string">
            <text:p>88.0</text:p>
          </table:table-cell>
          <table:table-cell office:value-type="string">
            <text:p>6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9.000</text:p>
          </table:table-cell>
          <table:table-cell office:value-type="string">
            <text:p>192.000</text:p>
          </table:table-cell>
          <table:table-cell office:value-type="string">
            <text:p>352.0</text:p>
          </table:table-cell>
          <table:table-cell office:value-type="string">
            <text:p>6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9.000</text:p>
          </table:table-cell>
          <table:table-cell office:value-type="string">
            <text:p>192.000</text:p>
          </table:table-cell>
          <table:table-cell office:value-type="string">
            <text:p>29.0</text:p>
          </table:table-cell>
          <table:table-cell office:value-type="string">
            <text:p>5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8.000</text:p>
          </table:table-cell>
          <table:table-cell office:value-type="string">
            <text:p>197.000</text:p>
          </table:table-cell>
          <table:table-cell office:value-type="string">
            <text:p>49.0</text:p>
          </table:table-cell>
          <table:table-cell office:value-type="string">
            <text:p>5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7.000</text:p>
          </table:table-cell>
          <table:table-cell office:value-type="string">
            <text:p>203.000</text:p>
          </table:table-cell>
          <table:table-cell office:value-type="string">
            <text:p>32.0</text:p>
          </table:table-cell>
          <table:table-cell office:value-type="string">
            <text:p>8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7.000</text:p>
          </table:table-cell>
          <table:table-cell office:value-type="string">
            <text:p>204.000</text:p>
          </table:table-cell>
          <table:table-cell office:value-type="string">
            <text:p>110.0</text:p>
          </table:table-cell>
          <table:table-cell office:value-type="string">
            <text:p>7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6.000</text:p>
          </table:table-cell>
          <table:table-cell office:value-type="string">
            <text:p>204.000</text:p>
          </table:table-cell>
          <table:table-cell office:value-type="string">
            <text:p>30.0</text:p>
          </table:table-cell>
          <table:table-cell office:value-type="string">
            <text:p>5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4.000</text:p>
          </table:table-cell>
          <table:table-cell office:value-type="string">
            <text:p>206.000</text:p>
          </table:table-cell>
          <table:table-cell office:value-type="string">
            <text:p>23.0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3.000</text:p>
          </table:table-cell>
          <table:table-cell office:value-type="string">
            <text:p>207.000</text:p>
          </table:table-cell>
          <table:table-cell office:value-type="string">
            <text:p>27.0</text:p>
          </table:table-cell>
          <table:table-cell office:value-type="string">
            <text:p>6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8.000</text:p>
          </table:table-cell>
          <table:table-cell office:value-type="string">
            <text:p>208.000</text:p>
          </table:table-cell>
          <table:table-cell office:value-type="string">
            <text:p>14.0</text:p>
          </table:table-cell>
          <table:table-cell office:value-type="string">
            <text:p>4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7.000</text:p>
          </table:table-cell>
          <table:table-cell office:value-type="string">
            <text:p>211.000</text:p>
          </table:table-cell>
          <table:table-cell office:value-type="string">
            <text:p>30.0</text:p>
          </table:table-cell>
          <table:table-cell office:value-type="string">
            <text:p>6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0.000</text:p>
          </table:table-cell>
          <table:table-cell office:value-type="string">
            <text:p>213.000</text:p>
          </table:table-cell>
          <table:table-cell office:value-type="string">
            <text:p>10.0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3.000</text:p>
          </table:table-cell>
          <table:table-cell office:value-type="string">
            <text:p>214.000</text:p>
          </table:table-cell>
          <table:table-cell office:value-type="string">
            <text:p>5.0</text:p>
          </table:table-cell>
          <table:table-cell office:value-type="string">
            <text:p>4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5.000</text:p>
          </table:table-cell>
          <table:table-cell office:value-type="string">
            <text:p>216.000</text:p>
          </table:table-cell>
          <table:table-cell office:value-type="string">
            <text:p>41.0</text:p>
          </table:table-cell>
          <table:table-cell office:value-type="string">
            <text:p>7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3.000</text:p>
          </table:table-cell>
          <table:table-cell office:value-type="string">
            <text:p>218.000</text:p>
          </table:table-cell>
          <table:table-cell office:value-type="string">
            <text:p>42.0</text:p>
          </table:table-cell>
          <table:table-cell office:value-type="string">
            <text:p>6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3.000</text:p>
          </table:table-cell>
          <table:table-cell office:value-type="string">
            <text:p>225.000</text:p>
          </table:table-cell>
          <table:table-cell office:value-type="string">
            <text:p>31.0</text:p>
          </table:table-cell>
          <table:table-cell office:value-type="string">
            <text:p>7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5.000</text:p>
          </table:table-cell>
          <table:table-cell office:value-type="string">
            <text:p>232.000</text:p>
          </table:table-cell>
          <table:table-cell office:value-type="string">
            <text:p>19.0</text:p>
          </table:table-cell>
          <table:table-cell office:value-type="string">
            <text:p>8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4.000</text:p>
          </table:table-cell>
          <table:table-cell office:value-type="string">
            <text:p>233.000</text:p>
          </table:table-cell>
          <table:table-cell office:value-type="string">
            <text:p>22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9.000</text:p>
          </table:table-cell>
          <table:table-cell office:value-type="string">
            <text:p>236.000</text:p>
          </table:table-cell>
          <table:table-cell office:value-type="string">
            <text:p>222.0</text:p>
          </table:table-cell>
          <table:table-cell office:value-type="string">
            <text:p>8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8.000</text:p>
          </table:table-cell>
          <table:table-cell office:value-type="string">
            <text:p>237.000</text:p>
          </table:table-cell>
          <table:table-cell office:value-type="string">
            <text:p>188.0</text:p>
          </table:table-cell>
          <table:table-cell office:value-type="string">
            <text:p>7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6.000</text:p>
          </table:table-cell>
          <table:table-cell office:value-type="string">
            <text:p>237.000</text:p>
          </table:table-cell>
          <table:table-cell office:value-type="string">
            <text:p>214.0</text:p>
          </table:table-cell>
          <table:table-cell office:value-type="string">
            <text:p>7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0.000</text:p>
          </table:table-cell>
          <table:table-cell office:value-type="string">
            <text:p>238.000</text:p>
          </table:table-cell>
          <table:table-cell office:value-type="string">
            <text:p>13.0</text:p>
          </table:table-cell>
          <table:table-cell office:value-type="string">
            <text:p>4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5.000</text:p>
          </table:table-cell>
          <table:table-cell office:value-type="string">
            <text:p>241.000</text:p>
          </table:table-cell>
          <table:table-cell office:value-type="string">
            <text:p>178.0</text:p>
          </table:table-cell>
          <table:table-cell office:value-type="string">
            <text:p>8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8.000</text:p>
          </table:table-cell>
          <table:table-cell office:value-type="string">
            <text:p>242.000</text:p>
          </table:table-cell>
          <table:table-cell office:value-type="string">
            <text:p>19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3.000</text:p>
          </table:table-cell>
          <table:table-cell office:value-type="string">
            <text:p>243.000</text:p>
          </table:table-cell>
          <table:table-cell office:value-type="string">
            <text:p>17.0</text:p>
          </table:table-cell>
          <table:table-cell office:value-type="string">
            <text:p>6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8.000</text:p>
          </table:table-cell>
          <table:table-cell office:value-type="string">
            <text:p>248.000</text:p>
          </table:table-cell>
          <table:table-cell office:value-type="string">
            <text:p>333.0</text:p>
          </table:table-cell>
          <table:table-cell office:value-type="string">
            <text:p>7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1.000</text:p>
          </table:table-cell>
          <table:table-cell office:value-type="string">
            <text:p>249.000</text:p>
          </table:table-cell>
          <table:table-cell office:value-type="string">
            <text:p>311.0</text:p>
          </table:table-cell>
          <table:table-cell office:value-type="string">
            <text:p>8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1.000</text:p>
          </table:table-cell>
          <table:table-cell office:value-type="string">
            <text:p>250.000</text:p>
          </table:table-cell>
          <table:table-cell office:value-type="string">
            <text:p>10.0</text:p>
          </table:table-cell>
          <table:table-cell office:value-type="string">
            <text:p>7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9.000</text:p>
          </table:table-cell>
          <table:table-cell office:value-type="string">
            <text:p>252.000</text:p>
          </table:table-cell>
          <table:table-cell office:value-type="string">
            <text:p>1.0</text:p>
          </table:table-cell>
          <table:table-cell office:value-type="string">
            <text:p>8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8.000</text:p>
          </table:table-cell>
          <table:table-cell office:value-type="string">
            <text:p>256.000</text:p>
          </table:table-cell>
          <table:table-cell office:value-type="string">
            <text:p>184.0</text:p>
          </table:table-cell>
          <table:table-cell office:value-type="string">
            <text:p>8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5.000</text:p>
          </table:table-cell>
          <table:table-cell office:value-type="string">
            <text:p>257.000</text:p>
          </table:table-cell>
          <table:table-cell office:value-type="string">
            <text:p>348.0</text:p>
          </table:table-cell>
          <table:table-cell office:value-type="string">
            <text:p>8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3.000</text:p>
          </table:table-cell>
          <table:table-cell office:value-type="string">
            <text:p>258.000</text:p>
          </table:table-cell>
          <table:table-cell office:value-type="string">
            <text:p>346.0</text:p>
          </table:table-cell>
          <table:table-cell office:value-type="string">
            <text:p>8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3.000</text:p>
          </table:table-cell>
          <table:table-cell office:value-type="string">
            <text:p>264.000</text:p>
          </table:table-cell>
          <table:table-cell office:value-type="string">
            <text:p>189.0</text:p>
          </table:table-cell>
          <table:table-cell office:value-type="string">
            <text:p>8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1.000</text:p>
          </table:table-cell>
          <table:table-cell office:value-type="string">
            <text:p>266.000</text:p>
          </table:table-cell>
          <table:table-cell office:value-type="string">
            <text:p>6.0</text:p>
          </table:table-cell>
          <table:table-cell office:value-type="string">
            <text:p>8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8.000</text:p>
          </table:table-cell>
          <table:table-cell office:value-type="string">
            <text:p>266.000</text:p>
          </table:table-cell>
          <table:table-cell office:value-type="string">
            <text:p>168.0</text:p>
          </table:table-cell>
          <table:table-cell office:value-type="string">
            <text:p>5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4.000</text:p>
          </table:table-cell>
          <table:table-cell office:value-type="string">
            <text:p>269.000</text:p>
          </table:table-cell>
          <table:table-cell office:value-type="string">
            <text:p>174.0</text:p>
          </table:table-cell>
          <table:table-cell office:value-type="string">
            <text:p>8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5.000</text:p>
          </table:table-cell>
          <table:table-cell office:value-type="string">
            <text:p>269.000</text:p>
          </table:table-cell>
          <table:table-cell office:value-type="string">
            <text:p>174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3.000</text:p>
          </table:table-cell>
          <table:table-cell office:value-type="string">
            <text:p>271.000</text:p>
          </table:table-cell>
          <table:table-cell office:value-type="string">
            <text:p>189.0</text:p>
          </table:table-cell>
          <table:table-cell office:value-type="string">
            <text:p>8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3.000</text:p>
          </table:table-cell>
          <table:table-cell office:value-type="string">
            <text:p>273.000</text:p>
          </table:table-cell>
          <table:table-cell office:value-type="string">
            <text:p>171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1.000</text:p>
          </table:table-cell>
          <table:table-cell office:value-type="string">
            <text:p>276.000</text:p>
          </table:table-cell>
          <table:table-cell office:value-type="string">
            <text:p>182.0</text:p>
          </table:table-cell>
          <table:table-cell office:value-type="string">
            <text:p>8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2.000</text:p>
          </table:table-cell>
          <table:table-cell office:value-type="string">
            <text:p>278.000</text:p>
          </table:table-cell>
          <table:table-cell office:value-type="string">
            <text:p>178.0</text:p>
          </table:table-cell>
          <table:table-cell office:value-type="string">
            <text:p>8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4.000</text:p>
          </table:table-cell>
          <table:table-cell office:value-type="string">
            <text:p>281.000</text:p>
          </table:table-cell>
          <table:table-cell office:value-type="string">
            <text:p>183.0</text:p>
          </table:table-cell>
          <table:table-cell office:value-type="string">
            <text:p>7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2.000</text:p>
          </table:table-cell>
          <table:table-cell office:value-type="string">
            <text:p>281.000</text:p>
          </table:table-cell>
          <table:table-cell office:value-type="string">
            <text:p>178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4.000</text:p>
          </table:table-cell>
          <table:table-cell office:value-type="string">
            <text:p>284.000</text:p>
          </table:table-cell>
          <table:table-cell office:value-type="string">
            <text:p>7.0</text:p>
          </table:table-cell>
          <table:table-cell office:value-type="string">
            <text:p>7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1.000</text:p>
          </table:table-cell>
          <table:table-cell office:value-type="string">
            <text:p>285.000</text:p>
          </table:table-cell>
          <table:table-cell office:value-type="string">
            <text:p>172.0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1.000</text:p>
          </table:table-cell>
          <table:table-cell office:value-type="string">
            <text:p>290.000</text:p>
          </table:table-cell>
          <table:table-cell office:value-type="string">
            <text:p>181.0</text:p>
          </table:table-cell>
          <table:table-cell office:value-type="string">
            <text:p>6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4.000</text:p>
          </table:table-cell>
          <table:table-cell office:value-type="string">
            <text:p>290.000</text:p>
          </table:table-cell>
          <table:table-cell office:value-type="string">
            <text:p>171.0</text:p>
          </table:table-cell>
          <table:table-cell office:value-type="string">
            <text:p>8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9.000</text:p>
          </table:table-cell>
          <table:table-cell office:value-type="string">
            <text:p>291.000</text:p>
          </table:table-cell>
          <table:table-cell office:value-type="string">
            <text:p>194.0</text:p>
          </table:table-cell>
          <table:table-cell office:value-type="string">
            <text:p>6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2.000</text:p>
          </table:table-cell>
          <table:table-cell office:value-type="string">
            <text:p>292.000</text:p>
          </table:table-cell>
          <table:table-cell office:value-type="string">
            <text:p>187.0</text:p>
          </table:table-cell>
          <table:table-cell office:value-type="string">
            <text:p>8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4.000</text:p>
          </table:table-cell>
          <table:table-cell office:value-type="string">
            <text:p>298.000</text:p>
          </table:table-cell>
          <table:table-cell office:value-type="string">
            <text:p>204.0</text:p>
          </table:table-cell>
          <table:table-cell office:value-type="string">
            <text:p>8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72.000</text:p>
          </table:table-cell>
          <table:table-cell office:value-type="string">
            <text:p>298.000</text:p>
          </table:table-cell>
          <table:table-cell office:value-type="string">
            <text:p>202.0</text:p>
          </table:table-cell>
          <table:table-cell office:value-type="string">
            <text:p>7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8.000</text:p>
          </table:table-cell>
          <table:table-cell office:value-type="string">
            <text:p>155.000</text:p>
          </table:table-cell>
          <table:table-cell office:value-type="string">
            <text:p>258.0</text:p>
          </table:table-cell>
          <table:table-cell office:value-type="string">
            <text:p>6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2.000</text:p>
          </table:table-cell>
          <table:table-cell office:value-type="string">
            <text:p>158.000</text:p>
          </table:table-cell>
          <table:table-cell office:value-type="string">
            <text:p>248.0</text:p>
          </table:table-cell>
          <table:table-cell office:value-type="string">
            <text:p>6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7.000</text:p>
          </table:table-cell>
          <table:table-cell office:value-type="string">
            <text:p>158.000</text:p>
          </table:table-cell>
          <table:table-cell office:value-type="string">
            <text:p>272.0</text:p>
          </table:table-cell>
          <table:table-cell office:value-type="string">
            <text:p>8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5.000</text:p>
          </table:table-cell>
          <table:table-cell office:value-type="string">
            <text:p>161.000</text:p>
          </table:table-cell>
          <table:table-cell office:value-type="string">
            <text:p>275.0</text:p>
          </table:table-cell>
          <table:table-cell office:value-type="string">
            <text:p>7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1.000</text:p>
          </table:table-cell>
          <table:table-cell office:value-type="string">
            <text:p>161.000</text:p>
          </table:table-cell>
          <table:table-cell office:value-type="string">
            <text:p>266.0</text:p>
          </table:table-cell>
          <table:table-cell office:value-type="string">
            <text:p>8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1.000</text:p>
          </table:table-cell>
          <table:table-cell office:value-type="string">
            <text:p>161.000</text:p>
          </table:table-cell>
          <table:table-cell office:value-type="string">
            <text:p>81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6.000</text:p>
          </table:table-cell>
          <table:table-cell office:value-type="string">
            <text:p>165.000</text:p>
          </table:table-cell>
          <table:table-cell office:value-type="string">
            <text:p>278.0</text:p>
          </table:table-cell>
          <table:table-cell office:value-type="string">
            <text:p>8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5.000</text:p>
          </table:table-cell>
          <table:table-cell office:value-type="string">
            <text:p>168.000</text:p>
          </table:table-cell>
          <table:table-cell office:value-type="string">
            <text:p>270.0</text:p>
          </table:table-cell>
          <table:table-cell office:value-type="string">
            <text:p>9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5.000</text:p>
          </table:table-cell>
          <table:table-cell office:value-type="string">
            <text:p>171.000</text:p>
          </table:table-cell>
          <table:table-cell office:value-type="string">
            <text:p>76.0</text:p>
          </table:table-cell>
          <table:table-cell office:value-type="string">
            <text:p>5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4.000</text:p>
          </table:table-cell>
          <table:table-cell office:value-type="string">
            <text:p>174.000</text:p>
          </table:table-cell>
          <table:table-cell office:value-type="string">
            <text:p>73.0</text:p>
          </table:table-cell>
          <table:table-cell office:value-type="string">
            <text:p>6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3.000</text:p>
          </table:table-cell>
          <table:table-cell office:value-type="string">
            <text:p>176.000</text:p>
          </table:table-cell>
          <table:table-cell office:value-type="string">
            <text:p>94.0</text:p>
          </table:table-cell>
          <table:table-cell office:value-type="string">
            <text:p>7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9.000</text:p>
          </table:table-cell>
          <table:table-cell office:value-type="string">
            <text:p>180.000</text:p>
          </table:table-cell>
          <table:table-cell office:value-type="string">
            <text:p>97.0</text:p>
          </table:table-cell>
          <table:table-cell office:value-type="string">
            <text:p>7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8.000</text:p>
          </table:table-cell>
          <table:table-cell office:value-type="string">
            <text:p>184.000</text:p>
          </table:table-cell>
          <table:table-cell office:value-type="string">
            <text:p>97.0</text:p>
          </table:table-cell>
          <table:table-cell office:value-type="string">
            <text:p>7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6.000</text:p>
          </table:table-cell>
          <table:table-cell office:value-type="string">
            <text:p>186.000</text:p>
          </table:table-cell>
          <table:table-cell office:value-type="string">
            <text:p>106.0</text:p>
          </table:table-cell>
          <table:table-cell office:value-type="string">
            <text:p>8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7.000</text:p>
          </table:table-cell>
          <table:table-cell office:value-type="string">
            <text:p>187.000</text:p>
          </table:table-cell>
          <table:table-cell office:value-type="string">
            <text:p>139.0</text:p>
          </table:table-cell>
          <table:table-cell office:value-type="string">
            <text:p>8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4.000</text:p>
          </table:table-cell>
          <table:table-cell office:value-type="string">
            <text:p>190.000</text:p>
          </table:table-cell>
          <table:table-cell office:value-type="string">
            <text:p>116.0</text:p>
          </table:table-cell>
          <table:table-cell office:value-type="string">
            <text:p>8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6.000</text:p>
          </table:table-cell>
          <table:table-cell office:value-type="string">
            <text:p>191.000</text:p>
          </table:table-cell>
          <table:table-cell office:value-type="string">
            <text:p>92.0</text:p>
          </table:table-cell>
          <table:table-cell office:value-type="string">
            <text:p>5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4.000</text:p>
          </table:table-cell>
          <table:table-cell office:value-type="string">
            <text:p>196.000</text:p>
          </table:table-cell>
          <table:table-cell office:value-type="string">
            <text:p>99.0</text:p>
          </table:table-cell>
          <table:table-cell office:value-type="string">
            <text:p>7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1.000</text:p>
          </table:table-cell>
          <table:table-cell office:value-type="string">
            <text:p>200.000</text:p>
          </table:table-cell>
          <table:table-cell office:value-type="string">
            <text:p>344.0</text:p>
          </table:table-cell>
          <table:table-cell office:value-type="string">
            <text:p>7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6.000</text:p>
          </table:table-cell>
          <table:table-cell office:value-type="string">
            <text:p>201.000</text:p>
          </table:table-cell>
          <table:table-cell office:value-type="string">
            <text:p>87.0</text:p>
          </table:table-cell>
          <table:table-cell office:value-type="string">
            <text:p>7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3.000</text:p>
          </table:table-cell>
          <table:table-cell office:value-type="string">
            <text:p>202.000</text:p>
          </table:table-cell>
          <table:table-cell office:value-type="string">
            <text:p>304.0</text:p>
          </table:table-cell>
          <table:table-cell office:value-type="string">
            <text:p>7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2.000</text:p>
          </table:table-cell>
          <table:table-cell office:value-type="string">
            <text:p>203.000</text:p>
          </table:table-cell>
          <table:table-cell office:value-type="string">
            <text:p>63.0</text:p>
          </table:table-cell>
          <table:table-cell office:value-type="string">
            <text:p>6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2.000</text:p>
          </table:table-cell>
          <table:table-cell office:value-type="string">
            <text:p>203.000</text:p>
          </table:table-cell>
          <table:table-cell office:value-type="string">
            <text:p>63.0</text:p>
          </table:table-cell>
          <table:table-cell office:value-type="string">
            <text:p>6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9.000</text:p>
          </table:table-cell>
          <table:table-cell office:value-type="string">
            <text:p>204.000</text:p>
          </table:table-cell>
          <table:table-cell office:value-type="string">
            <text:p>52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0.000</text:p>
          </table:table-cell>
          <table:table-cell office:value-type="string">
            <text:p>205.000</text:p>
          </table:table-cell>
          <table:table-cell office:value-type="string">
            <text:p>343.0</text:p>
          </table:table-cell>
          <table:table-cell office:value-type="string">
            <text:p>8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3.000</text:p>
          </table:table-cell>
          <table:table-cell office:value-type="string">
            <text:p>205.000</text:p>
          </table:table-cell>
          <table:table-cell office:value-type="string">
            <text:p>58.0</text:p>
          </table:table-cell>
          <table:table-cell office:value-type="string">
            <text:p>6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7.000</text:p>
          </table:table-cell>
          <table:table-cell office:value-type="string">
            <text:p>206.000</text:p>
          </table:table-cell>
          <table:table-cell office:value-type="string">
            <text:p>96.0</text:p>
          </table:table-cell>
          <table:table-cell office:value-type="string">
            <text:p>8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7.000</text:p>
          </table:table-cell>
          <table:table-cell office:value-type="string">
            <text:p>207.000</text:p>
          </table:table-cell>
          <table:table-cell office:value-type="string">
            <text:p>302.0</text:p>
          </table:table-cell>
          <table:table-cell office:value-type="string">
            <text:p>8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9.000</text:p>
          </table:table-cell>
          <table:table-cell office:value-type="string">
            <text:p>207.000</text:p>
          </table:table-cell>
          <table:table-cell office:value-type="string">
            <text:p>101.0</text:p>
          </table:table-cell>
          <table:table-cell office:value-type="string">
            <text:p>8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5.000</text:p>
          </table:table-cell>
          <table:table-cell office:value-type="string">
            <text:p>211.000</text:p>
          </table:table-cell>
          <table:table-cell office:value-type="string">
            <text:p>295.0</text:p>
          </table:table-cell>
          <table:table-cell office:value-type="string">
            <text:p>9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2.000</text:p>
          </table:table-cell>
          <table:table-cell office:value-type="string">
            <text:p>212.000</text:p>
          </table:table-cell>
          <table:table-cell office:value-type="string">
            <text:p>82.0</text:p>
          </table:table-cell>
          <table:table-cell office:value-type="string">
            <text:p>6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1.000</text:p>
          </table:table-cell>
          <table:table-cell office:value-type="string">
            <text:p>212.000</text:p>
          </table:table-cell>
          <table:table-cell office:value-type="string">
            <text:p>7.0</text:p>
          </table:table-cell>
          <table:table-cell office:value-type="string">
            <text:p>7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4.000</text:p>
          </table:table-cell>
          <table:table-cell office:value-type="string">
            <text:p>214.000</text:p>
          </table:table-cell>
          <table:table-cell office:value-type="string">
            <text:p>72.0</text:p>
          </table:table-cell>
          <table:table-cell office:value-type="string">
            <text:p>7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9.000</text:p>
          </table:table-cell>
          <table:table-cell office:value-type="string">
            <text:p>215.000</text:p>
          </table:table-cell>
          <table:table-cell office:value-type="string">
            <text:p>207.0</text:p>
          </table:table-cell>
          <table:table-cell office:value-type="string">
            <text:p>9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5.000</text:p>
          </table:table-cell>
          <table:table-cell office:value-type="string">
            <text:p>218.000</text:p>
          </table:table-cell>
          <table:table-cell office:value-type="string">
            <text:p>40.0</text:p>
          </table:table-cell>
          <table:table-cell office:value-type="string">
            <text:p>8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9.000</text:p>
          </table:table-cell>
          <table:table-cell office:value-type="string">
            <text:p>219.000</text:p>
          </table:table-cell>
          <table:table-cell office:value-type="string">
            <text:p>71.0</text:p>
          </table:table-cell>
          <table:table-cell office:value-type="string">
            <text:p>6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4.000</text:p>
          </table:table-cell>
          <table:table-cell office:value-type="string">
            <text:p>221.000</text:p>
          </table:table-cell>
          <table:table-cell office:value-type="string">
            <text:p>32.0</text:p>
          </table:table-cell>
          <table:table-cell office:value-type="string">
            <text:p>6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8.000</text:p>
          </table:table-cell>
          <table:table-cell office:value-type="string">
            <text:p>227.000</text:p>
          </table:table-cell>
          <table:table-cell office:value-type="string">
            <text:p>189.0</text:p>
          </table:table-cell>
          <table:table-cell office:value-type="string">
            <text:p>8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2.000</text:p>
          </table:table-cell>
          <table:table-cell office:value-type="string">
            <text:p>227.000</text:p>
          </table:table-cell>
          <table:table-cell office:value-type="string">
            <text:p>9.0</text:p>
          </table:table-cell>
          <table:table-cell office:value-type="string">
            <text:p>6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9.000</text:p>
          </table:table-cell>
          <table:table-cell office:value-type="string">
            <text:p>229.000</text:p>
          </table:table-cell>
          <table:table-cell office:value-type="string">
            <text:p>182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2.000</text:p>
          </table:table-cell>
          <table:table-cell office:value-type="string">
            <text:p>233.000</text:p>
          </table:table-cell>
          <table:table-cell office:value-type="string">
            <text:p>27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9.000</text:p>
          </table:table-cell>
          <table:table-cell office:value-type="string">
            <text:p>236.000</text:p>
          </table:table-cell>
          <table:table-cell office:value-type="string">
            <text:p>162.0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0.000</text:p>
          </table:table-cell>
          <table:table-cell office:value-type="string">
            <text:p>250.000</text:p>
          </table:table-cell>
          <table:table-cell office:value-type="string">
            <text:p>40.0</text:p>
          </table:table-cell>
          <table:table-cell office:value-type="string">
            <text:p>8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1.000</text:p>
          </table:table-cell>
          <table:table-cell office:value-type="string">
            <text:p>253.000</text:p>
          </table:table-cell>
          <table:table-cell office:value-type="string">
            <text:p>20.0</text:p>
          </table:table-cell>
          <table:table-cell office:value-type="string">
            <text:p>7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3.000</text:p>
          </table:table-cell>
          <table:table-cell office:value-type="string">
            <text:p>253.000</text:p>
          </table:table-cell>
          <table:table-cell office:value-type="string">
            <text:p>2.0</text:p>
          </table:table-cell>
          <table:table-cell office:value-type="string">
            <text:p>5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1.000</text:p>
          </table:table-cell>
          <table:table-cell office:value-type="string">
            <text:p>255.000</text:p>
          </table:table-cell>
          <table:table-cell office:value-type="string">
            <text:p>19.0</text:p>
          </table:table-cell>
          <table:table-cell office:value-type="string">
            <text:p>7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0.000</text:p>
          </table:table-cell>
          <table:table-cell office:value-type="string">
            <text:p>261.000</text:p>
          </table:table-cell>
          <table:table-cell office:value-type="string">
            <text:p>172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0.000</text:p>
          </table:table-cell>
          <table:table-cell office:value-type="string">
            <text:p>263.000</text:p>
          </table:table-cell>
          <table:table-cell office:value-type="string">
            <text:p>188.0</text:p>
          </table:table-cell>
          <table:table-cell office:value-type="string">
            <text:p>8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1.000</text:p>
          </table:table-cell>
          <table:table-cell office:value-type="string">
            <text:p>266.000</text:p>
          </table:table-cell>
          <table:table-cell office:value-type="string">
            <text:p>183.0</text:p>
          </table:table-cell>
          <table:table-cell office:value-type="string">
            <text:p>8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1.000</text:p>
          </table:table-cell>
          <table:table-cell office:value-type="string">
            <text:p>271.000</text:p>
          </table:table-cell>
          <table:table-cell office:value-type="string">
            <text:p>156.0</text:p>
          </table:table-cell>
          <table:table-cell office:value-type="string">
            <text:p>5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7.000</text:p>
          </table:table-cell>
          <table:table-cell office:value-type="string">
            <text:p>273.000</text:p>
          </table:table-cell>
          <table:table-cell office:value-type="string">
            <text:p>187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3.000</text:p>
          </table:table-cell>
          <table:table-cell office:value-type="string">
            <text:p>275.000</text:p>
          </table:table-cell>
          <table:table-cell office:value-type="string">
            <text:p>209.0</text:p>
          </table:table-cell>
          <table:table-cell office:value-type="string">
            <text:p>8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1.000</text:p>
          </table:table-cell>
          <table:table-cell office:value-type="string">
            <text:p>277.000</text:p>
          </table:table-cell>
          <table:table-cell office:value-type="string">
            <text:p>168.0</text:p>
          </table:table-cell>
          <table:table-cell office:value-type="string">
            <text:p>6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9.000</text:p>
          </table:table-cell>
          <table:table-cell office:value-type="string">
            <text:p>279.000</text:p>
          </table:table-cell>
          <table:table-cell office:value-type="string">
            <text:p>208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1.000</text:p>
          </table:table-cell>
          <table:table-cell office:value-type="string">
            <text:p>279.000</text:p>
          </table:table-cell>
          <table:table-cell office:value-type="string">
            <text:p>175.0</text:p>
          </table:table-cell>
          <table:table-cell office:value-type="string">
            <text:p>6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2.000</text:p>
          </table:table-cell>
          <table:table-cell office:value-type="string">
            <text:p>284.000</text:p>
          </table:table-cell>
          <table:table-cell office:value-type="string">
            <text:p>197.0</text:p>
          </table:table-cell>
          <table:table-cell office:value-type="string">
            <text:p>7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8.000</text:p>
          </table:table-cell>
          <table:table-cell office:value-type="string">
            <text:p>286.000</text:p>
          </table:table-cell>
          <table:table-cell office:value-type="string">
            <text:p>201.0</text:p>
          </table:table-cell>
          <table:table-cell office:value-type="string">
            <text:p>4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3.000</text:p>
          </table:table-cell>
          <table:table-cell office:value-type="string">
            <text:p>288.000</text:p>
          </table:table-cell>
          <table:table-cell office:value-type="string">
            <text:p>200.0</text:p>
          </table:table-cell>
          <table:table-cell office:value-type="string">
            <text:p>8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80.000</text:p>
          </table:table-cell>
          <table:table-cell office:value-type="string">
            <text:p>299.000</text:p>
          </table:table-cell>
          <table:table-cell office:value-type="string">
            <text:p>170.0</text:p>
          </table:table-cell>
          <table:table-cell office:value-type="string">
            <text:p>6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8.000</text:p>
          </table:table-cell>
          <table:table-cell office:value-type="string">
            <text:p>153.000</text:p>
          </table:table-cell>
          <table:table-cell office:value-type="string">
            <text:p>304.0</text:p>
          </table:table-cell>
          <table:table-cell office:value-type="string">
            <text:p>5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4.000</text:p>
          </table:table-cell>
          <table:table-cell office:value-type="string">
            <text:p>155.000</text:p>
          </table:table-cell>
          <table:table-cell office:value-type="string">
            <text:p>280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2.000</text:p>
          </table:table-cell>
          <table:table-cell office:value-type="string">
            <text:p>160.000</text:p>
          </table:table-cell>
          <table:table-cell office:value-type="string">
            <text:p>289.0</text:p>
          </table:table-cell>
          <table:table-cell office:value-type="string">
            <text:p>5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2.000</text:p>
          </table:table-cell>
          <table:table-cell office:value-type="string">
            <text:p>161.000</text:p>
          </table:table-cell>
          <table:table-cell office:value-type="string">
            <text:p>305.0</text:p>
          </table:table-cell>
          <table:table-cell office:value-type="string">
            <text:p>8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5.000</text:p>
          </table:table-cell>
          <table:table-cell office:value-type="string">
            <text:p>162.000</text:p>
          </table:table-cell>
          <table:table-cell office:value-type="string">
            <text:p>301.0</text:p>
          </table:table-cell>
          <table:table-cell office:value-type="string">
            <text:p>7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5.000</text:p>
          </table:table-cell>
          <table:table-cell office:value-type="string">
            <text:p>166.000</text:p>
          </table:table-cell>
          <table:table-cell office:value-type="string">
            <text:p>291.0</text:p>
          </table:table-cell>
          <table:table-cell office:value-type="string">
            <text:p>7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4.000</text:p>
          </table:table-cell>
          <table:table-cell office:value-type="string">
            <text:p>170.000</text:p>
          </table:table-cell>
          <table:table-cell office:value-type="string">
            <text:p>276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5.000</text:p>
          </table:table-cell>
          <table:table-cell office:value-type="string">
            <text:p>172.000</text:p>
          </table:table-cell>
          <table:table-cell office:value-type="string">
            <text:p>286.0</text:p>
          </table:table-cell>
          <table:table-cell office:value-type="string">
            <text:p>7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7.000</text:p>
          </table:table-cell>
          <table:table-cell office:value-type="string">
            <text:p>175.000</text:p>
          </table:table-cell>
          <table:table-cell office:value-type="string">
            <text:p>297.0</text:p>
          </table:table-cell>
          <table:table-cell office:value-type="string">
            <text:p>8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7.000</text:p>
          </table:table-cell>
          <table:table-cell office:value-type="string">
            <text:p>177.000</text:p>
          </table:table-cell>
          <table:table-cell office:value-type="string">
            <text:p>296.0</text:p>
          </table:table-cell>
          <table:table-cell office:value-type="string">
            <text:p>5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1.000</text:p>
          </table:table-cell>
          <table:table-cell office:value-type="string">
            <text:p>177.000</text:p>
          </table:table-cell>
          <table:table-cell office:value-type="string">
            <text:p>104.0</text:p>
          </table:table-cell>
          <table:table-cell office:value-type="string">
            <text:p>8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6.000</text:p>
          </table:table-cell>
          <table:table-cell office:value-type="string">
            <text:p>180.000</text:p>
          </table:table-cell>
          <table:table-cell office:value-type="string">
            <text:p>108.0</text:p>
          </table:table-cell>
          <table:table-cell office:value-type="string">
            <text:p>8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5.000</text:p>
          </table:table-cell>
          <table:table-cell office:value-type="string">
            <text:p>183.000</text:p>
          </table:table-cell>
          <table:table-cell office:value-type="string">
            <text:p>82.0</text:p>
          </table:table-cell>
          <table:table-cell office:value-type="string">
            <text:p>6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7.000</text:p>
          </table:table-cell>
          <table:table-cell office:value-type="string">
            <text:p>185.000</text:p>
          </table:table-cell>
          <table:table-cell office:value-type="string">
            <text:p>108.0</text:p>
          </table:table-cell>
          <table:table-cell office:value-type="string">
            <text:p>8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8.000</text:p>
          </table:table-cell>
          <table:table-cell office:value-type="string">
            <text:p>186.000</text:p>
          </table:table-cell>
          <table:table-cell office:value-type="string">
            <text:p>264.0</text:p>
          </table:table-cell>
          <table:table-cell office:value-type="string">
            <text:p>8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5.000</text:p>
          </table:table-cell>
          <table:table-cell office:value-type="string">
            <text:p>198.000</text:p>
          </table:table-cell>
          <table:table-cell office:value-type="string">
            <text:p>112.0</text:p>
          </table:table-cell>
          <table:table-cell office:value-type="string">
            <text:p>6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5.000</text:p>
          </table:table-cell>
          <table:table-cell office:value-type="string">
            <text:p>198.000</text:p>
          </table:table-cell>
          <table:table-cell office:value-type="string">
            <text:p>111.0</text:p>
          </table:table-cell>
          <table:table-cell office:value-type="string">
            <text:p>7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7.000</text:p>
          </table:table-cell>
          <table:table-cell office:value-type="string">
            <text:p>202.000</text:p>
          </table:table-cell>
          <table:table-cell office:value-type="string">
            <text:p>114.0</text:p>
          </table:table-cell>
          <table:table-cell office:value-type="string">
            <text:p>3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3.000</text:p>
          </table:table-cell>
          <table:table-cell office:value-type="string">
            <text:p>204.000</text:p>
          </table:table-cell>
          <table:table-cell office:value-type="string">
            <text:p>93.0</text:p>
          </table:table-cell>
          <table:table-cell office:value-type="string">
            <text:p>5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2.000</text:p>
          </table:table-cell>
          <table:table-cell office:value-type="string">
            <text:p>205.000</text:p>
          </table:table-cell>
          <table:table-cell office:value-type="string">
            <text:p>7.0</text:p>
          </table:table-cell>
          <table:table-cell office:value-type="string">
            <text:p>7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5.000</text:p>
          </table:table-cell>
          <table:table-cell office:value-type="string">
            <text:p>207.000</text:p>
          </table:table-cell>
          <table:table-cell office:value-type="string">
            <text:p>137.0</text:p>
          </table:table-cell>
          <table:table-cell office:value-type="string">
            <text:p>6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6.000</text:p>
          </table:table-cell>
          <table:table-cell office:value-type="string">
            <text:p>211.000</text:p>
          </table:table-cell>
          <table:table-cell office:value-type="string">
            <text:p>161.0</text:p>
          </table:table-cell>
          <table:table-cell office:value-type="string">
            <text:p>7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8.000</text:p>
          </table:table-cell>
          <table:table-cell office:value-type="string">
            <text:p>212.000</text:p>
          </table:table-cell>
          <table:table-cell office:value-type="string">
            <text:p>137.0</text:p>
          </table:table-cell>
          <table:table-cell office:value-type="string">
            <text:p>5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5.000</text:p>
          </table:table-cell>
          <table:table-cell office:value-type="string">
            <text:p>215.000</text:p>
          </table:table-cell>
          <table:table-cell office:value-type="string">
            <text:p>161.0</text:p>
          </table:table-cell>
          <table:table-cell office:value-type="string">
            <text:p>7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8.000</text:p>
          </table:table-cell>
          <table:table-cell office:value-type="string">
            <text:p>218.000</text:p>
          </table:table-cell>
          <table:table-cell office:value-type="string">
            <text:p>152.0</text:p>
          </table:table-cell>
          <table:table-cell office:value-type="string">
            <text:p>5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9.000</text:p>
          </table:table-cell>
          <table:table-cell office:value-type="string">
            <text:p>219.000</text:p>
          </table:table-cell>
          <table:table-cell office:value-type="string">
            <text:p>11.0</text:p>
          </table:table-cell>
          <table:table-cell office:value-type="string">
            <text:p>7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1.000</text:p>
          </table:table-cell>
          <table:table-cell office:value-type="string">
            <text:p>219.000</text:p>
          </table:table-cell>
          <table:table-cell office:value-type="string">
            <text:p>162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1.000</text:p>
          </table:table-cell>
          <table:table-cell office:value-type="string">
            <text:p>220.000</text:p>
          </table:table-cell>
          <table:table-cell office:value-type="string">
            <text:p>162.0</text:p>
          </table:table-cell>
          <table:table-cell office:value-type="string">
            <text:p>6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0.000</text:p>
          </table:table-cell>
          <table:table-cell office:value-type="string">
            <text:p>223.000</text:p>
          </table:table-cell>
          <table:table-cell office:value-type="string">
            <text:p>169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0.000</text:p>
          </table:table-cell>
          <table:table-cell office:value-type="string">
            <text:p>239.000</text:p>
          </table:table-cell>
          <table:table-cell office:value-type="string">
            <text:p>81.0</text:p>
          </table:table-cell>
          <table:table-cell office:value-type="string">
            <text:p>6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6.000</text:p>
          </table:table-cell>
          <table:table-cell office:value-type="string">
            <text:p>240.000</text:p>
          </table:table-cell>
          <table:table-cell office:value-type="string">
            <text:p>143.0</text:p>
          </table:table-cell>
          <table:table-cell office:value-type="string">
            <text:p>4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0.000</text:p>
          </table:table-cell>
          <table:table-cell office:value-type="string">
            <text:p>241.000</text:p>
          </table:table-cell>
          <table:table-cell office:value-type="string">
            <text:p>142.0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0.000</text:p>
          </table:table-cell>
          <table:table-cell office:value-type="string">
            <text:p>250.000</text:p>
          </table:table-cell>
          <table:table-cell office:value-type="string">
            <text:p>175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2.000</text:p>
          </table:table-cell>
          <table:table-cell office:value-type="string">
            <text:p>251.000</text:p>
          </table:table-cell>
          <table:table-cell office:value-type="string">
            <text:p>156.0</text:p>
          </table:table-cell>
          <table:table-cell office:value-type="string">
            <text:p>6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6.000</text:p>
          </table:table-cell>
          <table:table-cell office:value-type="string">
            <text:p>251.000</text:p>
          </table:table-cell>
          <table:table-cell office:value-type="string">
            <text:p>161.0</text:p>
          </table:table-cell>
          <table:table-cell office:value-type="string">
            <text:p>5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8.000</text:p>
          </table:table-cell>
          <table:table-cell office:value-type="string">
            <text:p>253.000</text:p>
          </table:table-cell>
          <table:table-cell office:value-type="string">
            <text:p>154.0</text:p>
          </table:table-cell>
          <table:table-cell office:value-type="string">
            <text:p>4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4.000</text:p>
          </table:table-cell>
          <table:table-cell office:value-type="string">
            <text:p>257.000</text:p>
          </table:table-cell>
          <table:table-cell office:value-type="string">
            <text:p>116.0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0.000</text:p>
          </table:table-cell>
          <table:table-cell office:value-type="string">
            <text:p>257.000</text:p>
          </table:table-cell>
          <table:table-cell office:value-type="string">
            <text:p>175.0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6.000</text:p>
          </table:table-cell>
          <table:table-cell office:value-type="string">
            <text:p>258.000</text:p>
          </table:table-cell>
          <table:table-cell office:value-type="string">
            <text:p>159.0</text:p>
          </table:table-cell>
          <table:table-cell office:value-type="string">
            <text:p>5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0.000</text:p>
          </table:table-cell>
          <table:table-cell office:value-type="string">
            <text:p>264.000</text:p>
          </table:table-cell>
          <table:table-cell office:value-type="string">
            <text:p>172.0</text:p>
          </table:table-cell>
          <table:table-cell office:value-type="string">
            <text:p>8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8.000</text:p>
          </table:table-cell>
          <table:table-cell office:value-type="string">
            <text:p>266.000</text:p>
          </table:table-cell>
          <table:table-cell office:value-type="string">
            <text:p>182.0</text:p>
          </table:table-cell>
          <table:table-cell office:value-type="string">
            <text:p>4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7.000</text:p>
          </table:table-cell>
          <table:table-cell office:value-type="string">
            <text:p>268.000</text:p>
          </table:table-cell>
          <table:table-cell office:value-type="string">
            <text:p>172.0</text:p>
          </table:table-cell>
          <table:table-cell office:value-type="string">
            <text:p>5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2.000</text:p>
          </table:table-cell>
          <table:table-cell office:value-type="string">
            <text:p>273.000</text:p>
          </table:table-cell>
          <table:table-cell office:value-type="string">
            <text:p>188.0</text:p>
          </table:table-cell>
          <table:table-cell office:value-type="string">
            <text:p>61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5.000</text:p>
          </table:table-cell>
          <table:table-cell office:value-type="string">
            <text:p>274.000</text:p>
          </table:table-cell>
          <table:table-cell office:value-type="string">
            <text:p>179.0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3.000</text:p>
          </table:table-cell>
          <table:table-cell office:value-type="string">
            <text:p>281.000</text:p>
          </table:table-cell>
          <table:table-cell office:value-type="string">
            <text:p>187.0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3.000</text:p>
          </table:table-cell>
          <table:table-cell office:value-type="string">
            <text:p>281.000</text:p>
          </table:table-cell>
          <table:table-cell office:value-type="string">
            <text:p>187.0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0.000</text:p>
          </table:table-cell>
          <table:table-cell office:value-type="string">
            <text:p>286.000</text:p>
          </table:table-cell>
          <table:table-cell office:value-type="string">
            <text:p>194.0</text:p>
          </table:table-cell>
          <table:table-cell office:value-type="string">
            <text:p>5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5.000</text:p>
          </table:table-cell>
          <table:table-cell office:value-type="string">
            <text:p>287.000</text:p>
          </table:table-cell>
          <table:table-cell office:value-type="string">
            <text:p>199.0</text:p>
          </table:table-cell>
          <table:table-cell office:value-type="string">
            <text:p>7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998.000</text:p>
          </table:table-cell>
          <table:table-cell office:value-type="string">
            <text:p>297.000</text:p>
          </table:table-cell>
          <table:table-cell office:value-type="string">
            <text:p>194.0</text:p>
          </table:table-cell>
          <table:table-cell office:value-type="string">
            <text:p>5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5.000</text:p>
          </table:table-cell>
          <table:table-cell office:value-type="string">
            <text:p>152.000</text:p>
          </table:table-cell>
          <table:table-cell office:value-type="string">
            <text:p>324.0</text:p>
          </table:table-cell>
          <table:table-cell office:value-type="string">
            <text:p>5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7.000</text:p>
          </table:table-cell>
          <table:table-cell office:value-type="string">
            <text:p>157.000</text:p>
          </table:table-cell>
          <table:table-cell office:value-type="string">
            <text:p>314.0</text:p>
          </table:table-cell>
          <table:table-cell office:value-type="string">
            <text:p>5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4.000</text:p>
          </table:table-cell>
          <table:table-cell office:value-type="string">
            <text:p>163.000</text:p>
          </table:table-cell>
          <table:table-cell office:value-type="string">
            <text:p>315.0</text:p>
          </table:table-cell>
          <table:table-cell office:value-type="string">
            <text:p>7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3.000</text:p>
          </table:table-cell>
          <table:table-cell office:value-type="string">
            <text:p>166.000</text:p>
          </table:table-cell>
          <table:table-cell office:value-type="string">
            <text:p>109.0</text:p>
          </table:table-cell>
          <table:table-cell office:value-type="string">
            <text:p>8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3.000</text:p>
          </table:table-cell>
          <table:table-cell office:value-type="string">
            <text:p>171.000</text:p>
          </table:table-cell>
          <table:table-cell office:value-type="string">
            <text:p>125.0</text:p>
          </table:table-cell>
          <table:table-cell office:value-type="string">
            <text:p>8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8.000</text:p>
          </table:table-cell>
          <table:table-cell office:value-type="string">
            <text:p>174.000</text:p>
          </table:table-cell>
          <table:table-cell office:value-type="string">
            <text:p>118.0</text:p>
          </table:table-cell>
          <table:table-cell office:value-type="string">
            <text:p>7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4.000</text:p>
          </table:table-cell>
          <table:table-cell office:value-type="string">
            <text:p>175.000</text:p>
          </table:table-cell>
          <table:table-cell office:value-type="string">
            <text:p>321.0</text:p>
          </table:table-cell>
          <table:table-cell office:value-type="string">
            <text:p>7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9.000</text:p>
          </table:table-cell>
          <table:table-cell office:value-type="string">
            <text:p>179.000</text:p>
          </table:table-cell>
          <table:table-cell office:value-type="string">
            <text:p>114.0</text:p>
          </table:table-cell>
          <table:table-cell office:value-type="string">
            <text:p>7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6.000</text:p>
          </table:table-cell>
          <table:table-cell office:value-type="string">
            <text:p>183.000</text:p>
          </table:table-cell>
          <table:table-cell office:value-type="string">
            <text:p>113.0</text:p>
          </table:table-cell>
          <table:table-cell office:value-type="string">
            <text:p>6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1.000</text:p>
          </table:table-cell>
          <table:table-cell office:value-type="string">
            <text:p>189.000</text:p>
          </table:table-cell>
          <table:table-cell office:value-type="string">
            <text:p>354.0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1.000</text:p>
          </table:table-cell>
          <table:table-cell office:value-type="string">
            <text:p>189.000</text:p>
          </table:table-cell>
          <table:table-cell office:value-type="string">
            <text:p>46.0</text:p>
          </table:table-cell>
          <table:table-cell office:value-type="string">
            <text:p>8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2.000</text:p>
          </table:table-cell>
          <table:table-cell office:value-type="string">
            <text:p>216.000</text:p>
          </table:table-cell>
          <table:table-cell office:value-type="string">
            <text:p>134.0</text:p>
          </table:table-cell>
          <table:table-cell office:value-type="string">
            <text:p>5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6.000</text:p>
          </table:table-cell>
          <table:table-cell office:value-type="string">
            <text:p>223.000</text:p>
          </table:table-cell>
          <table:table-cell office:value-type="string">
            <text:p>166.0</text:p>
          </table:table-cell>
          <table:table-cell office:value-type="string">
            <text:p>5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9.000</text:p>
          </table:table-cell>
          <table:table-cell office:value-type="string">
            <text:p>225.000</text:p>
          </table:table-cell>
          <table:table-cell office:value-type="string">
            <text:p>165.0</text:p>
          </table:table-cell>
          <table:table-cell office:value-type="string">
            <text:p>6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8.000</text:p>
          </table:table-cell>
          <table:table-cell office:value-type="string">
            <text:p>227.000</text:p>
          </table:table-cell>
          <table:table-cell office:value-type="string">
            <text:p>158.0</text:p>
          </table:table-cell>
          <table:table-cell office:value-type="string">
            <text:p>5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7.000</text:p>
          </table:table-cell>
          <table:table-cell office:value-type="string">
            <text:p>230.000</text:p>
          </table:table-cell>
          <table:table-cell office:value-type="string">
            <text:p>144.0</text:p>
          </table:table-cell>
          <table:table-cell office:value-type="string">
            <text:p>4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9.000</text:p>
          </table:table-cell>
          <table:table-cell office:value-type="string">
            <text:p>235.000</text:p>
          </table:table-cell>
          <table:table-cell office:value-type="string">
            <text:p>141.0</text:p>
          </table:table-cell>
          <table:table-cell office:value-type="string">
            <text:p>4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7.000</text:p>
          </table:table-cell>
          <table:table-cell office:value-type="string">
            <text:p>241.000</text:p>
          </table:table-cell>
          <table:table-cell office:value-type="string">
            <text:p>148.0</text:p>
          </table:table-cell>
          <table:table-cell office:value-type="string">
            <text:p>36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2.000</text:p>
          </table:table-cell>
          <table:table-cell office:value-type="string">
            <text:p>241.000</text:p>
          </table:table-cell>
          <table:table-cell office:value-type="string">
            <text:p>157.0</text:p>
          </table:table-cell>
          <table:table-cell office:value-type="string">
            <text:p>27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2.000</text:p>
          </table:table-cell>
          <table:table-cell office:value-type="string">
            <text:p>254.000</text:p>
          </table:table-cell>
          <table:table-cell office:value-type="string">
            <text:p>156.0</text:p>
          </table:table-cell>
          <table:table-cell office:value-type="string">
            <text:p>5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0.000</text:p>
          </table:table-cell>
          <table:table-cell office:value-type="string">
            <text:p>259.000</text:p>
          </table:table-cell>
          <table:table-cell office:value-type="string">
            <text:p>157.0</text:p>
          </table:table-cell>
          <table:table-cell office:value-type="string">
            <text:p>4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3.000</text:p>
          </table:table-cell>
          <table:table-cell office:value-type="string">
            <text:p>261.000</text:p>
          </table:table-cell>
          <table:table-cell office:value-type="string">
            <text:p>161.0</text:p>
          </table:table-cell>
          <table:table-cell office:value-type="string">
            <text:p>4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3.000</text:p>
          </table:table-cell>
          <table:table-cell office:value-type="string">
            <text:p>267.000</text:p>
          </table:table-cell>
          <table:table-cell office:value-type="string">
            <text:p>169.0</text:p>
          </table:table-cell>
          <table:table-cell office:value-type="string">
            <text:p>44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7.000</text:p>
          </table:table-cell>
          <table:table-cell office:value-type="string">
            <text:p>267.000</text:p>
          </table:table-cell>
          <table:table-cell office:value-type="string">
            <text:p>182.0</text:p>
          </table:table-cell>
          <table:table-cell office:value-type="string">
            <text:p>42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9.000</text:p>
          </table:table-cell>
          <table:table-cell office:value-type="string">
            <text:p>269.000</text:p>
          </table:table-cell>
          <table:table-cell office:value-type="string">
            <text:p>192.0</text:p>
          </table:table-cell>
          <table:table-cell office:value-type="string">
            <text:p>3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1.000</text:p>
          </table:table-cell>
          <table:table-cell office:value-type="string">
            <text:p>269.000</text:p>
          </table:table-cell>
          <table:table-cell office:value-type="string">
            <text:p>181.0</text:p>
          </table:table-cell>
          <table:table-cell office:value-type="string">
            <text:p>63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9.000</text:p>
          </table:table-cell>
          <table:table-cell office:value-type="string">
            <text:p>272.000</text:p>
          </table:table-cell>
          <table:table-cell office:value-type="string">
            <text:p>209.0</text:p>
          </table:table-cell>
          <table:table-cell office:value-type="string">
            <text:p>4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9.000</text:p>
          </table:table-cell>
          <table:table-cell office:value-type="string">
            <text:p>286.000</text:p>
          </table:table-cell>
          <table:table-cell office:value-type="string">
            <text:p>209.0</text:p>
          </table:table-cell>
          <table:table-cell office:value-type="string">
            <text:p>35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0.000</text:p>
          </table:table-cell>
          <table:table-cell office:value-type="string">
            <text:p>287.000</text:p>
          </table:table-cell>
          <table:table-cell office:value-type="string">
            <text:p>198.0</text:p>
          </table:table-cell>
          <table:table-cell office:value-type="string">
            <text:p>58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7.000</text:p>
          </table:table-cell>
          <table:table-cell office:value-type="string">
            <text:p>287.000</text:p>
          </table:table-cell>
          <table:table-cell office:value-type="string">
            <text:p>200.0</text:p>
          </table:table-cell>
          <table:table-cell office:value-type="string">
            <text:p>60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7.000</text:p>
          </table:table-cell>
          <table:table-cell office:value-type="string">
            <text:p>287.000</text:p>
          </table:table-cell>
          <table:table-cell office:value-type="string">
            <text:p>200.0</text:p>
          </table:table-cell>
          <table:table-cell office:value-type="string">
            <text:p>59.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1003.000</text:p>
          </table:table-cell>
          <table:table-cell office:value-type="string">
            <text:p>296.000</text:p>
          </table:table-cell>
          <table:table-cell office:value-type="string">
            <text:p>195.0</text:p>
          </table:table-cell>
          <table:table-cell office:value-type="string">
            <text:p>58.0</text:p>
          </table:table-cell>
          <table:table-cell office:value-type="string">
            <text:p>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xmlns:v="urn:schemas-microsoft-com:vml">
  <office:font-face-decls>
    <office:font-face-decls>
      <style:font-face style:name="Arial" svg:font-family="Arial"/>
    </office:font-face-decls>
  </office:font-face-decls>
  <office:styles>
    <style:style style:name="Default" style:family="table-cell">
      <style:text-properties style:font-name="Arial" fo:font-size="10.0"/>
    </style:style>
  </office:styles>
  <office:automatic-styles>
    <style:page-layout style:name="pm1">
      <style:page-layout-properties fo:margin-top="1.25cm" fo:margin-bottom="1.25cm" fo:margin-left="1.905cm" fo:margin-right="1.905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xmlns="http://schemas.openxmlformats.org/officeDocument/2006/extended-properties" xmlns:ex="http://schemas.openxmlformats.org/officeDocument/2006/extended-properties">
  <office:meta>
    <meta:generator>FPSpreadsheet Library</meta:generator>
    <meta:document-statistic/>
  </office:meta>
</office:document-meta>
</file>